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" manifest:media-type="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12ecd88" officeooo:paragraph-rsid="0161df95"/>
    </style:style>
    <style:style style:name="P2" style:family="paragraph" style:parent-style-name="Heading_20_2">
      <style:text-properties officeooo:rsid="01364374" officeooo:paragraph-rsid="0161df95"/>
    </style:style>
    <style:style style:name="P3" style:family="paragraph" style:parent-style-name="Text_20_body">
      <style:paragraph-properties fo:text-align="start" style:justify-single-word="false"/>
      <style:text-properties officeooo:rsid="012f4ac9" officeooo:paragraph-rsid="0161df95"/>
    </style:style>
    <style:style style:name="P4" style:family="paragraph" style:parent-style-name="Text_20_body">
      <style:text-properties officeooo:rsid="012f4ac9" officeooo:paragraph-rsid="0161df95"/>
    </style:style>
    <style:style style:name="P5" style:family="paragraph" style:parent-style-name="Text_20_body">
      <style:paragraph-properties fo:text-align="start" style:justify-single-word="false"/>
      <style:text-properties officeooo:rsid="0133967b" officeooo:paragraph-rsid="0161df95"/>
    </style:style>
    <style:style style:name="P6" style:family="paragraph" style:parent-style-name="Text_20_body">
      <style:text-properties officeooo:rsid="01364374" officeooo:paragraph-rsid="0161df95"/>
    </style:style>
    <style:style style:name="P7" style:family="paragraph" style:parent-style-name="Text_20_body">
      <style:text-properties officeooo:rsid="01437e8e" officeooo:paragraph-rsid="01437e8e"/>
    </style:style>
    <style:style style:name="P8" style:family="paragraph" style:parent-style-name="Text_20_body">
      <style:text-properties officeooo:rsid="0144cd36" officeooo:paragraph-rsid="0144cd36"/>
    </style:style>
    <style:style style:name="P9" style:family="paragraph" style:parent-style-name="Text_20_body">
      <style:paragraph-properties fo:text-align="start" style:justify-single-word="false"/>
      <style:text-properties officeooo:rsid="0146930b" officeooo:paragraph-rsid="0146930b"/>
    </style:style>
    <style:style style:name="P10" style:family="paragraph" style:parent-style-name="Text_20_body">
      <style:paragraph-properties fo:text-align="start" style:justify-single-word="false"/>
      <style:text-properties officeooo:rsid="014fcd60" officeooo:paragraph-rsid="014fcd60"/>
    </style:style>
    <style:style style:name="P11" style:family="paragraph" style:parent-style-name="Text_20_body">
      <style:paragraph-properties fo:text-align="start" style:justify-single-word="false"/>
      <style:text-properties officeooo:rsid="014fcd60" officeooo:paragraph-rsid="015029fa"/>
    </style:style>
    <style:style style:name="P12" style:family="paragraph" style:parent-style-name="Text_20_body">
      <style:paragraph-properties fo:text-align="start" style:justify-single-word="false"/>
      <style:text-properties officeooo:rsid="015029fa" officeooo:paragraph-rsid="01505e6e"/>
    </style:style>
    <style:style style:name="P13" style:family="paragraph" style:parent-style-name="Text_20_body">
      <style:paragraph-properties fo:text-align="start" style:justify-single-word="false"/>
      <style:text-properties officeooo:rsid="015029fa" officeooo:paragraph-rsid="015029fa"/>
    </style:style>
    <style:style style:name="P14" style:family="paragraph" style:parent-style-name="Text_20_body">
      <style:paragraph-properties fo:text-align="start" style:justify-single-word="false"/>
      <style:text-properties officeooo:rsid="01515860" officeooo:paragraph-rsid="01515860"/>
    </style:style>
    <style:style style:name="P15" style:family="paragraph" style:parent-style-name="Text_20_body">
      <style:text-properties officeooo:rsid="01530cb5" officeooo:paragraph-rsid="0144cd36"/>
    </style:style>
    <style:style style:name="P16" style:family="paragraph" style:parent-style-name="Text_20_body">
      <style:text-properties officeooo:rsid="01530cb5" officeooo:paragraph-rsid="01530cb5"/>
    </style:style>
    <style:style style:name="P17" style:family="paragraph" style:parent-style-name="Text_20_body">
      <style:text-properties officeooo:rsid="0154fc6c" officeooo:paragraph-rsid="0154fc6c"/>
    </style:style>
    <style:style style:name="P18" style:family="paragraph" style:parent-style-name="Text_20_body">
      <style:paragraph-properties fo:text-align="start" style:justify-single-word="false"/>
      <style:text-properties officeooo:rsid="01553ef7" officeooo:paragraph-rsid="01553ef7"/>
    </style:style>
    <style:style style:name="P19" style:family="paragraph" style:parent-style-name="Text_20_body">
      <style:paragraph-properties fo:text-align="center" style:justify-single-word="false"/>
      <style:text-properties fo:font-style="normal" officeooo:rsid="0154fc6c" officeooo:paragraph-rsid="0154fc6c" style:font-style-asian="normal" style:font-style-complex="normal"/>
    </style:style>
    <style:style style:name="P20" style:family="paragraph" style:parent-style-name="Text_20_body">
      <style:paragraph-properties fo:text-align="start" style:justify-single-word="false"/>
      <style:text-properties fo:font-style="normal" officeooo:rsid="0154fc6c" officeooo:paragraph-rsid="0154fc6c" style:font-style-asian="normal" style:font-style-complex="normal"/>
    </style:style>
    <style:style style:name="P21" style:family="paragraph" style:parent-style-name="Text_20_body">
      <style:text-properties fo:font-style="normal" officeooo:rsid="01451336" officeooo:paragraph-rsid="0144d72d" style:font-style-asian="normal" style:font-style-complex="normal"/>
    </style:style>
    <style:style style:name="P22" style:family="paragraph" style:parent-style-name="Text_20_body">
      <style:paragraph-properties fo:text-align="center" style:justify-single-word="false"/>
      <style:text-properties fo:font-style="normal" officeooo:rsid="01505e6e" officeooo:paragraph-rsid="01505e6e" style:font-style-asian="normal" style:font-style-complex="normal"/>
    </style:style>
    <style:style style:name="P23" style:family="paragraph" style:parent-style-name="Text_20_body">
      <style:paragraph-properties fo:text-align="center" style:justify-single-word="false"/>
      <style:text-properties fo:font-style="normal" officeooo:rsid="012f4ac9" officeooo:paragraph-rsid="0161df95" style:font-style-asian="normal" style:font-style-complex="normal"/>
    </style:style>
    <style:style style:name="P24" style:family="paragraph" style:parent-style-name="Text_20_body">
      <style:paragraph-properties fo:text-align="start" style:justify-single-word="false"/>
      <style:text-properties fo:font-style="normal" officeooo:rsid="01349d53" officeooo:paragraph-rsid="0161df95" style:font-style-asian="normal" style:font-style-complex="normal"/>
    </style:style>
    <style:style style:name="P25" style:family="paragraph" style:parent-style-name="Text_20_body">
      <style:paragraph-properties fo:text-align="center" style:justify-single-word="false"/>
      <style:text-properties fo:font-style="normal" officeooo:rsid="01349d53" officeooo:paragraph-rsid="0161df95" style:font-style-asian="normal" style:font-style-complex="normal"/>
    </style:style>
    <style:style style:name="P26" style:family="paragraph" style:parent-style-name="Text_20_body">
      <style:paragraph-properties fo:text-align="center" style:justify-single-word="false"/>
      <style:text-properties fo:font-style="normal" officeooo:rsid="01364374" officeooo:paragraph-rsid="0161df95" style:font-style-asian="normal" style:font-style-complex="normal"/>
    </style:style>
    <style:style style:name="P27" style:family="paragraph" style:parent-style-name="Text_20_body">
      <style:paragraph-properties fo:text-align="center" style:justify-single-word="false"/>
      <style:text-properties fo:font-style="normal" officeooo:rsid="01515860" officeooo:paragraph-rsid="01515860" style:font-style-asian="normal" style:font-style-complex="normal"/>
    </style:style>
    <style:style style:name="P28" style:family="paragraph" style:parent-style-name="Text_20_body">
      <style:paragraph-properties fo:text-align="start" style:justify-single-word="false"/>
      <style:text-properties fo:font-style="normal" officeooo:rsid="015f62f9" officeooo:paragraph-rsid="015f62f9" style:font-style-asian="normal" style:font-style-complex="normal"/>
    </style:style>
    <style:style style:name="P29" style:family="paragraph" style:parent-style-name="Text_20_body">
      <style:paragraph-properties fo:text-align="center" style:justify-single-word="false"/>
      <style:text-properties fo:font-style="normal" officeooo:rsid="015f62f9" officeooo:paragraph-rsid="015f62f9" style:font-style-asian="normal" style:font-style-complex="normal"/>
    </style:style>
    <style:style style:name="P30" style:family="paragraph" style:parent-style-name="Text_20_body">
      <style:text-properties fo:font-style="normal" officeooo:rsid="013b8e1e" officeooo:paragraph-rsid="016132ba" style:font-style-asian="normal" style:font-style-complex="normal"/>
    </style:style>
    <style:style style:name="P31" style:family="paragraph" style:parent-style-name="Text_20_body">
      <style:paragraph-properties fo:text-align="center" style:justify-single-word="false"/>
      <style:text-properties fo:font-style="normal" officeooo:rsid="013c4bac" officeooo:paragraph-rsid="016132ba" style:font-style-asian="normal" style:font-style-complex="normal"/>
    </style:style>
    <style:style style:name="P32" style:family="paragraph" style:parent-style-name="Text_20_body">
      <style:paragraph-properties fo:text-align="center" style:justify-single-word="false"/>
      <style:text-properties fo:font-style="normal" officeooo:rsid="013f1411" officeooo:paragraph-rsid="016132ba" style:font-style-asian="normal" style:font-style-complex="normal"/>
    </style:style>
    <style:style style:name="P33" style:family="paragraph" style:parent-style-name="Text_20_body">
      <style:paragraph-properties fo:text-align="start" style:justify-single-word="false"/>
      <style:text-properties fo:font-style="normal" officeooo:rsid="01411798" officeooo:paragraph-rsid="016132ba" style:font-style-asian="normal" style:font-style-complex="normal"/>
    </style:style>
    <style:style style:name="P34" style:family="paragraph" style:parent-style-name="Text_20_body">
      <style:paragraph-properties fo:text-align="center" style:justify-single-word="false"/>
      <style:text-properties fo:font-style="normal" officeooo:rsid="01411798" officeooo:paragraph-rsid="016132ba" style:font-style-asian="normal" style:font-style-complex="normal"/>
    </style:style>
    <style:style style:name="P35" style:family="paragraph" style:parent-style-name="Text_20_body">
      <style:text-properties fo:font-style="normal" officeooo:rsid="0164680c" officeooo:paragraph-rsid="0164680c" style:font-style-asian="normal" style:font-style-complex="normal"/>
    </style:style>
    <style:style style:name="P36" style:family="paragraph" style:parent-style-name="Text_20_body">
      <style:paragraph-properties fo:text-align="center" style:justify-single-word="false"/>
      <style:text-properties fo:font-style="normal" officeooo:rsid="0164680c" officeooo:paragraph-rsid="0164680c" style:font-style-asian="normal" style:font-style-complex="normal"/>
    </style:style>
    <style:style style:name="P37" style:family="paragraph" style:parent-style-name="Text_20_body">
      <style:text-properties fo:font-style="normal" officeooo:rsid="0166b53c" officeooo:paragraph-rsid="01627f81" style:font-style-asian="normal" style:font-style-complex="normal"/>
    </style:style>
    <style:style style:name="P38" style:family="paragraph" style:parent-style-name="Text_20_body">
      <style:paragraph-properties fo:text-align="center" style:justify-single-word="false"/>
      <style:text-properties fo:font-style="normal" officeooo:rsid="01684b58" officeooo:paragraph-rsid="01684b58" style:font-style-asian="normal" style:font-style-complex="normal"/>
    </style:style>
    <style:style style:name="P39" style:family="paragraph" style:parent-style-name="Text_20_body">
      <style:paragraph-properties fo:text-align="start" style:justify-single-word="false"/>
      <style:text-properties fo:font-style="normal" officeooo:rsid="01684b58" officeooo:paragraph-rsid="01684b58" style:font-style-asian="normal" style:font-style-complex="normal"/>
    </style:style>
    <style:style style:name="P40" style:family="paragraph" style:parent-style-name="Text_20_body">
      <style:paragraph-properties fo:text-align="start" style:justify-single-word="false"/>
      <style:text-properties fo:font-style="normal" officeooo:rsid="01627f81" officeooo:paragraph-rsid="01684b58" style:font-style-asian="normal" style:font-style-complex="normal"/>
    </style:style>
    <style:style style:name="P41" style:family="paragraph" style:parent-style-name="Text_20_body">
      <style:paragraph-properties fo:text-align="center" style:justify-single-word="false"/>
      <style:text-properties fo:font-style="normal" officeooo:rsid="016b275c" officeooo:paragraph-rsid="016b275c" style:font-style-asian="normal" style:font-style-complex="normal"/>
    </style:style>
    <style:style style:name="P42" style:family="paragraph" style:parent-style-name="Text_20_body">
      <style:paragraph-properties fo:text-align="start" style:justify-single-word="false"/>
      <style:text-properties fo:font-style="normal" officeooo:rsid="016dc9c4" officeooo:paragraph-rsid="016dc9c4" style:font-style-asian="normal" style:font-style-complex="normal"/>
    </style:style>
    <style:style style:name="P43" style:family="paragraph" style:parent-style-name="Text_20_body">
      <style:paragraph-properties fo:text-align="start" style:justify-single-word="false"/>
      <style:text-properties fo:font-style="normal" officeooo:rsid="016f5d06" officeooo:paragraph-rsid="016e91a4" style:font-style-asian="normal" style:font-style-complex="normal"/>
    </style:style>
    <style:style style:name="P44" style:family="paragraph" style:parent-style-name="Text_20_body">
      <style:paragraph-properties fo:text-align="center" style:justify-single-word="false"/>
      <style:text-properties fo:font-style="normal" officeooo:rsid="017000b7" officeooo:paragraph-rsid="017000b7" style:font-style-asian="normal" style:font-style-complex="normal"/>
    </style:style>
    <style:style style:name="P45" style:family="paragraph" style:parent-style-name="Text_20_body">
      <style:paragraph-properties fo:text-align="start" style:justify-single-word="false"/>
      <style:text-properties fo:font-style="normal" officeooo:rsid="01719de5" officeooo:paragraph-rsid="017000b7" style:font-style-asian="normal" style:font-style-complex="normal"/>
    </style:style>
    <style:style style:name="P46" style:family="paragraph" style:parent-style-name="Text_20_body">
      <style:paragraph-properties fo:text-align="center" style:justify-single-word="false"/>
      <style:text-properties fo:font-style="normal" officeooo:rsid="01719de5" officeooo:paragraph-rsid="01719de5" style:font-style-asian="normal" style:font-style-complex="normal"/>
    </style:style>
    <style:style style:name="P47" style:family="paragraph" style:parent-style-name="Text_20_body">
      <style:paragraph-properties fo:text-align="start" style:justify-single-word="false"/>
      <style:text-properties fo:font-style="normal" fo:font-weight="normal" officeooo:rsid="014bd6a9" officeooo:paragraph-rsid="0146930b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text-align="center" style:justify-single-word="false"/>
      <style:text-properties fo:font-style="normal" fo:font-weight="normal" officeooo:rsid="014fcd60" officeooo:paragraph-rsid="015029fa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style="normal" fo:font-weight="normal" officeooo:rsid="014ca296" officeooo:paragraph-rsid="015029fa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text-align="center" style:justify-single-word="false"/>
      <style:text-properties fo:font-style="normal" fo:font-weight="normal" officeooo:rsid="014ca296" officeooo:paragraph-rsid="014bd6a9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style="normal" fo:font-weight="normal" officeooo:rsid="014dd28d" officeooo:paragraph-rsid="01505e6e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style="normal" fo:font-weight="normal" officeooo:rsid="015f62f9" officeooo:paragraph-rsid="015f62f9" style:font-style-asian="normal" style:font-weight-asian="normal" style:font-style-complex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style="normal" fo:font-weight="normal" officeooo:rsid="015029fa" officeooo:paragraph-rsid="01505e6e" style:font-style-asian="normal" style:font-weight-asian="normal" style:font-style-complex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tyle="normal" fo:font-weight="normal" officeooo:rsid="01425be2" officeooo:paragraph-rsid="014bd6a9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tyle="normal" fo:font-weight="normal" officeooo:rsid="01425be2" officeooo:paragraph-rsid="016b42fa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officeooo:paragraph-rsid="01425be2"/>
    </style:style>
    <style:style style:name="P57" style:family="paragraph" style:parent-style-name="Text_20_body">
      <style:paragraph-properties fo:text-align="start" style:justify-single-word="false"/>
      <style:text-properties officeooo:rsid="015f62f9" officeooo:paragraph-rsid="015f62f9"/>
    </style:style>
    <style:style style:name="P58" style:family="paragraph" style:parent-style-name="Text_20_body">
      <style:paragraph-properties fo:text-align="center" style:justify-single-word="false"/>
      <style:text-properties officeooo:rsid="015f62f9" officeooo:paragraph-rsid="015f62f9"/>
    </style:style>
    <style:style style:name="P59" style:family="paragraph" style:parent-style-name="Text_20_body">
      <style:paragraph-properties fo:text-align="start" style:justify-single-word="false"/>
      <style:text-properties officeooo:rsid="01425be2" officeooo:paragraph-rsid="016132ba"/>
    </style:style>
    <style:style style:name="P60" style:family="paragraph" style:parent-style-name="Text_20_body">
      <style:text-properties officeooo:rsid="013b8e1e" officeooo:paragraph-rsid="016132ba"/>
    </style:style>
    <style:style style:name="P61" style:family="paragraph" style:parent-style-name="Text_20_body">
      <style:text-properties officeooo:rsid="013c4bac" officeooo:paragraph-rsid="016132ba"/>
    </style:style>
    <style:style style:name="P62" style:family="paragraph" style:parent-style-name="Text_20_body">
      <style:paragraph-properties fo:text-align="start" style:justify-single-word="false"/>
      <style:text-properties officeooo:rsid="013f1411" officeooo:paragraph-rsid="016132ba"/>
    </style:style>
    <style:style style:name="P63" style:family="paragraph" style:parent-style-name="Text_20_body">
      <style:paragraph-properties fo:text-align="start" style:justify-single-word="false"/>
      <style:text-properties officeooo:rsid="016132ba" officeooo:paragraph-rsid="016132ba"/>
    </style:style>
    <style:style style:name="P64" style:family="paragraph" style:parent-style-name="Text_20_body">
      <style:text-properties officeooo:rsid="01627f81" officeooo:paragraph-rsid="01627f81"/>
    </style:style>
    <style:style style:name="P65" style:family="paragraph" style:parent-style-name="Text_20_body">
      <style:text-properties officeooo:rsid="0164680c" officeooo:paragraph-rsid="0164680c"/>
    </style:style>
    <style:style style:name="P66" style:family="paragraph" style:parent-style-name="Text_20_body">
      <style:paragraph-properties fo:text-align="start" style:justify-single-word="false"/>
      <style:text-properties officeooo:rsid="0164680c" officeooo:paragraph-rsid="0164680c"/>
    </style:style>
    <style:style style:name="P67" style:family="paragraph" style:parent-style-name="Text_20_body">
      <style:text-properties officeooo:rsid="01684b58" officeooo:paragraph-rsid="01684b58"/>
    </style:style>
    <style:style style:name="P68" style:family="paragraph" style:parent-style-name="Text_20_body">
      <style:text-properties officeooo:rsid="016b275c" officeooo:paragraph-rsid="016b275c"/>
    </style:style>
    <style:style style:name="P69" style:family="paragraph" style:parent-style-name="Text_20_body">
      <style:paragraph-properties fo:text-align="start" style:justify-single-word="false"/>
      <style:text-properties officeooo:rsid="016b275c" officeooo:paragraph-rsid="016b275c"/>
    </style:style>
    <style:style style:name="P70" style:family="paragraph" style:parent-style-name="Text_20_body">
      <style:paragraph-properties fo:text-align="start" style:justify-single-word="false"/>
      <style:text-properties officeooo:rsid="016b42fa" officeooo:paragraph-rsid="016b42fa"/>
    </style:style>
    <style:style style:name="P71" style:family="paragraph" style:parent-style-name="Text_20_body">
      <style:paragraph-properties fo:text-align="start" style:justify-single-word="false"/>
      <style:text-properties officeooo:rsid="016b42fa" officeooo:paragraph-rsid="016bcbb3"/>
    </style:style>
    <style:style style:name="P72" style:family="paragraph" style:parent-style-name="Text_20_body">
      <style:paragraph-properties fo:text-align="start" style:justify-single-word="false"/>
      <style:text-properties officeooo:rsid="016b42fa" officeooo:paragraph-rsid="016dc9c4"/>
    </style:style>
    <style:style style:name="P73" style:family="paragraph" style:parent-style-name="Text_20_body">
      <style:paragraph-properties fo:text-align="start" style:justify-single-word="false"/>
      <style:text-properties officeooo:rsid="016dc9c4" officeooo:paragraph-rsid="016dc9c4"/>
    </style:style>
    <style:style style:name="P74" style:family="paragraph" style:parent-style-name="Text_20_body">
      <style:paragraph-properties fo:text-align="start" style:justify-single-word="false"/>
      <style:text-properties officeooo:rsid="016dc9c4" officeooo:paragraph-rsid="016e91a4"/>
    </style:style>
    <style:style style:name="P75" style:family="paragraph" style:parent-style-name="Text_20_body">
      <style:paragraph-properties fo:text-align="start" style:justify-single-word="false"/>
      <style:text-properties officeooo:rsid="017000b7" officeooo:paragraph-rsid="017000b7"/>
    </style:style>
    <style:style style:name="P76" style:family="paragraph" style:parent-style-name="Text_20_body">
      <style:paragraph-properties fo:text-align="start" style:justify-single-word="false"/>
      <style:text-properties officeooo:rsid="01719de5" officeooo:paragraph-rsid="01719de5"/>
    </style:style>
    <style:style style:name="P77" style:family="paragraph" style:parent-style-name="Text_20_body">
      <style:paragraph-properties fo:text-align="center" style:justify-single-word="false"/>
      <style:text-properties fo:font-style="italic" officeooo:rsid="016b42fa" officeooo:paragraph-rsid="016b42fa" style:font-style-asian="italic" style:font-style-complex="italic"/>
    </style:style>
    <style:style style:name="P78" style:family="paragraph" style:parent-style-name="Text_20_body" style:list-style-name="">
      <style:text-properties officeooo:rsid="000ebc7d" officeooo:paragraph-rsid="0161df95"/>
    </style:style>
    <style:style style:name="P79" style:family="paragraph" style:parent-style-name="Text_20_body" style:list-style-name="">
      <style:text-properties officeooo:rsid="000ebc7d" officeooo:paragraph-rsid="000ebc7d"/>
    </style:style>
    <style:style style:name="P80" style:family="paragraph" style:parent-style-name="Text_20_body" style:list-style-name="">
      <style:text-properties officeooo:rsid="01596c69" officeooo:paragraph-rsid="0161df95"/>
    </style:style>
    <style:style style:name="P81" style:family="paragraph" style:parent-style-name="Text_20_body" style:list-style-name="">
      <style:paragraph-properties fo:text-align="center" style:justify-single-word="false"/>
      <style:text-properties officeooo:rsid="01596c69" officeooo:paragraph-rsid="0161df95"/>
    </style:style>
    <style:style style:name="P82" style:family="paragraph" style:parent-style-name="Text_20_body" style:list-style-name="">
      <style:paragraph-properties fo:text-align="start" style:justify-single-word="false"/>
      <style:text-properties officeooo:rsid="01596c69" officeooo:paragraph-rsid="0161df95"/>
    </style:style>
    <style:style style:name="P83" style:family="paragraph" style:parent-style-name="Text_20_body" style:list-style-name="">
      <style:text-properties officeooo:rsid="015abfba" officeooo:paragraph-rsid="0161df95"/>
    </style:style>
    <style:style style:name="P84" style:family="paragraph" style:parent-style-name="Text_20_body" style:list-style-name="">
      <style:text-properties fo:font-style="normal" officeooo:rsid="015cac0e" officeooo:paragraph-rsid="0161df95" style:font-style-asian="normal" style:font-style-complex="normal"/>
    </style:style>
    <style:style style:name="P85" style:family="paragraph" style:parent-style-name="Text_20_body" style:list-style-name="">
      <style:text-properties fo:font-style="normal" fo:font-weight="normal" officeooo:rsid="00307121" officeooo:paragraph-rsid="000ebc7d" style:font-style-asian="normal" style:font-weight-asian="normal" style:font-style-complex="normal" style:font-weight-complex="normal"/>
    </style:style>
    <style:style style:name="P86" style:family="paragraph" style:parent-style-name="Text_20_body">
      <style:text-properties officeooo:rsid="01755b9a" officeooo:paragraph-rsid="01755b9a"/>
    </style:style>
    <style:style style:name="P87" style:family="paragraph" style:parent-style-name="Heading_20_1">
      <style:text-properties officeooo:rsid="013b8e1e" officeooo:paragraph-rsid="016132ba"/>
    </style:style>
    <style:style style:name="P88" style:family="paragraph" style:parent-style-name="Heading_20_1">
      <style:text-properties officeooo:rsid="01437e8e" officeooo:paragraph-rsid="01437e8e"/>
    </style:style>
    <style:style style:name="P89" style:family="paragraph" style:parent-style-name="Heading_20_1">
      <style:text-properties officeooo:rsid="01627f81" officeooo:paragraph-rsid="01627f81"/>
    </style:style>
    <style:style style:name="P90" style:family="paragraph" style:parent-style-name="Heading_20_1">
      <style:text-properties officeooo:paragraph-rsid="0161df95"/>
    </style:style>
    <style:style style:name="P91" style:family="paragraph" style:parent-style-name="Heading_20_1">
      <style:text-properties officeooo:rsid="01755b9a" officeooo:paragraph-rsid="01755b9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349d53" style:font-style-asian="italic" style:font-style-complex="italic"/>
    </style:style>
    <style:style style:name="T3" style:family="text">
      <style:text-properties fo:font-style="italic" officeooo:rsid="014168a1" style:font-style-asian="italic" style:font-style-complex="italic"/>
    </style:style>
    <style:style style:name="T4" style:family="text">
      <style:text-properties fo:font-style="italic" officeooo:rsid="01505e6e" style:font-style-asian="italic" style:font-style-complex="italic"/>
    </style:style>
    <style:style style:name="T5" style:family="text">
      <style:text-properties fo:font-style="italic" officeooo:rsid="01451336" style:font-style-asian="italic" style:font-style-complex="italic"/>
    </style:style>
    <style:style style:name="T6" style:family="text">
      <style:text-properties fo:font-style="italic" officeooo:rsid="015cac0e" style:font-style-asian="italic" style:font-style-complex="italic"/>
    </style:style>
    <style:style style:name="T7" style:family="text">
      <style:text-properties fo:font-style="italic" officeooo:rsid="0166b53c" style:font-style-asian="italic" style:font-style-complex="italic"/>
    </style:style>
    <style:style style:name="T8" style:family="text">
      <style:text-properties fo:font-style="italic" officeooo:rsid="016f5d06" style:font-style-asian="italic" style:font-style-complex="italic"/>
    </style:style>
    <style:style style:name="T9" style:family="text">
      <style:text-properties fo:font-style="italic" officeooo:rsid="01719de5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officeooo:rsid="0166662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166b53c" style:font-style-asian="italic" style:font-weight-asian="bold" style:font-style-complex="italic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13263bc" style:font-style-asian="normal" style:font-style-complex="normal"/>
    </style:style>
    <style:style style:name="T15" style:family="text">
      <style:text-properties fo:font-style="normal" officeooo:rsid="01349d53" style:font-style-asian="normal" style:font-style-complex="normal"/>
    </style:style>
    <style:style style:name="T16" style:family="text">
      <style:text-properties fo:font-style="normal" officeooo:rsid="013cc6b6" style:font-style-asian="normal" style:font-style-complex="normal"/>
    </style:style>
    <style:style style:name="T17" style:family="text">
      <style:text-properties fo:font-style="normal" officeooo:rsid="014168a1" style:font-style-asian="normal" style:font-style-complex="normal"/>
    </style:style>
    <style:style style:name="T18" style:family="text">
      <style:text-properties fo:font-style="normal" officeooo:rsid="01425be2" style:font-style-asian="normal" style:font-style-complex="normal"/>
    </style:style>
    <style:style style:name="T19" style:family="text">
      <style:text-properties fo:font-style="normal" officeooo:rsid="01505e6e" style:font-style-asian="normal" style:font-style-complex="normal"/>
    </style:style>
    <style:style style:name="T20" style:family="text">
      <style:text-properties fo:font-style="normal" officeooo:rsid="0154fc6c" style:font-style-asian="normal" style:font-style-complex="normal"/>
    </style:style>
    <style:style style:name="T21" style:family="text">
      <style:text-properties fo:font-style="normal" officeooo:rsid="01553ef7" style:font-style-asian="normal" style:font-style-complex="normal"/>
    </style:style>
    <style:style style:name="T22" style:family="text">
      <style:text-properties fo:font-style="normal" officeooo:rsid="015cac0e" style:font-style-asian="normal" style:font-style-complex="normal"/>
    </style:style>
    <style:style style:name="T23" style:family="text">
      <style:text-properties fo:font-style="normal" officeooo:rsid="015f62f9" style:font-style-asian="normal" style:font-style-complex="normal"/>
    </style:style>
    <style:style style:name="T24" style:family="text">
      <style:text-properties fo:font-style="normal" officeooo:rsid="0160d18a" style:font-style-asian="normal" style:font-style-complex="normal"/>
    </style:style>
    <style:style style:name="T25" style:family="text">
      <style:text-properties fo:font-style="normal" officeooo:rsid="013b8e1e" style:font-style-asian="normal" style:font-style-complex="normal"/>
    </style:style>
    <style:style style:name="T26" style:family="text">
      <style:text-properties fo:font-style="normal" officeooo:rsid="0166662d" style:font-style-asian="normal" style:font-style-complex="normal"/>
    </style:style>
    <style:style style:name="T27" style:family="text">
      <style:text-properties fo:font-style="normal" officeooo:rsid="0166b53c" style:font-style-asian="normal" style:font-style-complex="normal"/>
    </style:style>
    <style:style style:name="T28" style:family="text">
      <style:text-properties fo:font-style="normal" officeooo:rsid="016bcbb3" style:font-style-asian="normal" style:font-style-complex="normal"/>
    </style:style>
    <style:style style:name="T29" style:family="text">
      <style:text-properties fo:font-style="normal" officeooo:rsid="016c5b5c" style:font-style-asian="normal" style:font-style-complex="normal"/>
    </style:style>
    <style:style style:name="T30" style:family="text">
      <style:text-properties fo:font-style="normal" officeooo:rsid="016dc9c4" style:font-style-asian="normal" style:font-style-complex="normal"/>
    </style:style>
    <style:style style:name="T31" style:family="text">
      <style:text-properties fo:font-style="normal" officeooo:rsid="016e91a4" style:font-style-asian="normal" style:font-style-complex="normal"/>
    </style:style>
    <style:style style:name="T32" style:family="text">
      <style:text-properties fo:font-style="normal" officeooo:rsid="016f5d06" style:font-style-asian="normal" style:font-style-complex="normal"/>
    </style:style>
    <style:style style:name="T33" style:family="text">
      <style:text-properties fo:font-style="normal" officeooo:rsid="01719de5" style:font-style-asian="normal" style:font-style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14ca296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14dd28d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1505e6e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1553ef7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1425be2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166b53c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14dd28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1425be2" style:font-style-asian="normal" style:font-weight-asian="bold" style:font-style-complex="normal" style:font-weight-complex="bold"/>
    </style:style>
    <style:style style:name="T44" style:family="text">
      <style:text-properties officeooo:rsid="014168a1"/>
    </style:style>
    <style:style style:name="T45" style:family="text">
      <style:text-properties officeooo:rsid="01505e6e"/>
    </style:style>
    <style:style style:name="T46" style:family="text">
      <style:text-properties officeooo:rsid="01553ef7"/>
    </style:style>
    <style:style style:name="T47" style:family="text">
      <style:text-properties officeooo:rsid="01577569"/>
    </style:style>
    <style:style style:name="T48" style:family="text">
      <style:text-properties officeooo:rsid="0173570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7" text:outline-level="1">Softmax Classifier</text:h>
      <text:p text:style-name="P60">Chiamiamo Softmax Classifier una rete neurale di classificazione <text:span text:style-name="T44">in </text:span><text:span text:style-name="T3">N</text:span><text:span text:style-name="T17"> categorie che all’output della rete applica la </text:span><text:span text:style-name="T3">softmax function</text:span><text:span text:style-name="T17">, interpretando poi i valori come la probabilità associata ad ogni categoria.</text:span></text:p>
      <text:p text:style-name="P30"/>
      <text:p text:style-name="P60"><text:span text:style-name="T13">Consideriamo una rete neurale di classificazione in </text:span><text:span text:style-name="T1">N</text:span><text:span text:style-name="T13"> categorie. </text:span></text:p>
      <text:p text:style-name="P60"><text:span text:style-name="T13">Sia</text:span><text:span text:style-name="T13"><draw:frame draw:style-name="fr1" draw:name="Oggetto6" text:anchor-type="as-char" svg:y="-0.377cm" svg:width="0.432cm" svg:height="0.467cm" draw:z-index="2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3">un input per la rete </text:span><text:span text:style-name="T24">e</text:span><text:span text:style-name="T13"><draw:frame draw:style-name="fr1" draw:name="Oggetto7" text:anchor-type="as-char" svg:y="-0.386cm" svg:width="4.53cm" svg:height="0.542cm" draw:z-index="2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4">il corrispondente </text:span><text:span text:style-name="T13">output.</text:span></text:p>
      <text:p text:style-name="P61"><text:span text:style-name="T13">Inte</text:span><text:span text:style-name="T16">r</text:span><text:span text:style-name="T13">pretiamo i valori</text:span><text:span text:style-name="T13"><draw:frame draw:style-name="fr1" draw:name="Oggetto10" text:anchor-type="as-char" svg:y="-0.386cm" svg:width="1.221cm" svg:height="0.542cm" draw:z-index="2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3">come il logaritmo della probabilità non normalizzata che</text:span><text:span text:style-name="T13"><draw:frame draw:style-name="fr1" draw:name="Oggetto11" text:anchor-type="as-char" svg:y="-0.377cm" svg:width="0.432cm" svg:height="0.467cm" draw:z-index="2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3">appartenga alla categoria</text:span><text:span text:style-name="T13"><draw:frame draw:style-name="fr1" draw:name="Oggetto12" text:anchor-type="as-char" svg:y="-0.377cm" svg:width="0.423cm" svg:height="0.467cm" draw:z-index="2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3">:</text:span></text:p>
      <text:p text:style-name="P31"><draw:frame draw:style-name="fr1" draw:name="Oggetto13" text:anchor-type="as-char" svg:y="-0.386cm" svg:width="3.179cm" svg:height="0.542cm" draw:z-index="2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62"><text:span text:style-name="T13">Allora la probabilità non normalizzata che</text:span><text:span text:style-name="T13"><draw:frame draw:style-name="fr1" draw:name="Oggetto14" text:anchor-type="as-char" svg:y="-0.377cm" svg:width="0.432cm" svg:height="0.467cm" draw:z-index="3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3">appartenga alla categoria</text:span><text:span text:style-name="T13"><draw:frame draw:style-name="fr1" draw:name="Oggetto15" text:anchor-type="as-char" svg:y="-0.377cm" svg:width="0.423cm" svg:height="0.467cm" draw:z-index="31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3">è:</text:span></text:p>
      <text:p text:style-name="P32"><draw:frame draw:style-name="fr1" draw:name="Oggetto16" text:anchor-type="as-char" svg:y="-0.45cm" svg:width="2.365cm" svg:height="0.603cm" draw:z-index="3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33">mentre la probabilità normalizzata sarà data da:</text:p>
      <text:p text:style-name="P34"><draw:frame draw:style-name="fr1" draw:name="Oggetto17" text:anchor-type="as-char" svg:y="-0.693cm" svg:width="2.967cm" svg:height="1.743cm" draw:z-index="3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59"><text:span text:style-name="T18">Tale funzione è la </text:span><text:span text:style-name="T43">softmax function</text:span><text:span text:style-name="T39">: applicandola all’output della rete possiamo poi interpretare i valori come la probabilità associata ad ogni categoria.</text:span></text:p>
      <text:h text:style-name="P88" text:outline-level="1"/>
      <text:h text:style-name="P88" text:outline-level="1">Cross-entropy loss function</text:h>
      <text:p text:style-name="P7">Consideriamo una rete neurale di classificazione in <text:span text:style-name="T1">N</text:span><text:span text:style-name="T13"> categorie (mutamente escludentesi). </text:span></text:p>
      <text:p text:style-name="P8"><text:span text:style-name="T13">Sia</text:span><text:span text:style-name="T13"><draw:frame draw:style-name="fr1" draw:name="Oggetto18" text:anchor-type="as-char" svg:y="-0.377cm" svg:width="0.432cm" svg:height="0.467cm" draw:z-index="0"><draw:object xlink:href="./Object 18" xlink:type="simple" xlink:show="embed" xlink:actuate="onLoad"/><draw:image xlink:href="./ObjectReplacements/Object 18" xlink:type="simple" xlink:show="embed" xlink:actuate="onLoad"/></draw:frame></text:span><text:span text:style-name="T13">un input per la rete, sia</text:span><draw:frame draw:style-name="fr1" draw:name="Oggetto19" text:anchor-type="as-char" svg:y="-0.386cm" svg:width="3.274cm" svg:height="0.542cm" draw:z-index="1"><draw:object xlink:href="./Object 19" xlink:type="simple" xlink:show="embed" xlink:actuate="onLoad"/><draw:image xlink:href="./ObjectReplacements/Object 19" xlink:type="simple" xlink:show="embed" xlink:actuate="onLoad"/></draw:frame>il corrispondente output. Supponiamo che l’output sia interpretabile come la probabilità associata ad ogni categoria, ovvero che<draw:frame draw:style-name="fr1" draw:name="Oggetto20" text:anchor-type="as-char" svg:y="-0.377cm" svg:width="0.542cm" svg:height="0.531cm" draw:z-index="2"><draw:object xlink:href="./Object 20" xlink:type="simple" xlink:show="embed" xlink:actuate="onLoad"/><draw:image xlink:href="./ObjectReplacements/Object 20" xlink:type="simple" xlink:show="embed" xlink:actuate="onLoad"/></draw:frame>rappresenti la probabilità che<draw:frame draw:style-name="fr1" draw:name="Oggetto21" text:anchor-type="as-char" svg:y="-0.377cm" svg:width="0.432cm" svg:height="0.467cm" draw:z-index="3"><draw:object xlink:href="./Object 21" xlink:type="simple" xlink:show="embed" xlink:actuate="onLoad"/><draw:image xlink:href="./ObjectReplacements/Object 21" xlink:type="simple" xlink:show="embed" xlink:actuate="onLoad"/></draw:frame>appartenga alla categoria<draw:frame draw:style-name="fr1" draw:name="Oggetto22" text:anchor-type="as-char" svg:y="-0.377cm" svg:width="0.326cm" svg:height="0.467cm" draw:z-index="4"><draw:object xlink:href="./Object 22" xlink:type="simple" xlink:show="embed" xlink:actuate="onLoad"/><draw:image xlink:href="./ObjectReplacements/Object 22" xlink:type="simple" xlink:show="embed" xlink:actuate="onLoad"/></draw:frame>.</text:p>
      <text:p text:style-name="P15"/>
      <text:p text:style-name="P16">Notiamo che<draw:frame draw:style-name="fr1" draw:name="Oggetto39" text:anchor-type="as-char" svg:y="-0.386cm" svg:width="3.274cm" svg:height="0.542cm" draw:z-index="5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46">è di fatto</text:span> la distribuzione di probabilità della variabile aleatoria discreta “categoria dell’oggetto <text:span text:style-name="T1">x”</text:span><text:span text:style-name="T13">. </text:span><text:span text:style-name="T20">Naturalmente si tratta di una distribuzione arbitraria determinata dalla configurazione dei parametri della rete.</text:span></text:p>
      <text:p text:style-name="P17">Chiamiamo <text:span text:style-name="T5">ground-truth probability </text:span><text:span text:style-name="T13">la corretta distribuzione</text:span><text:span text:style-name="T13"><draw:frame draw:style-name="fr1" draw:name="Oggetto40" text:anchor-type="as-char" svg:y="-0.386cm" svg:width="1.048cm" svg:height="0.508cm" draw:z-index="6"><draw:object xlink:href="./Object 40" xlink:type="simple" xlink:show="embed" xlink:actuate="onLoad"/><draw:image xlink:href="./ObjectReplacements/Object 40" xlink:type="simple" xlink:show="embed" xlink:actuate="onLoad"/></draw:frame></text:span><text:span text:style-name="T13">; se </text:span><text:span text:style-name="T1">x</text:span><text:span text:style-name="T13"> appartiene alla prima categoria, sarà:</text:span></text:p>
      <text:p text:style-name="P19"><draw:frame draw:style-name="fr1" draw:name="Oggetto41" text:anchor-type="as-char" svg:y="-0.386cm" svg:width="3.057cm" svg:height="0.508cm" draw:z-index="7"><draw:object xlink:href="./Object 41" xlink:type="simple" xlink:show="embed" xlink:actuate="onLoad"/><draw:image xlink:href="./ObjectReplacements/Object 41" xlink:type="simple" xlink:show="embed" xlink:actuate="onLoad"/></draw:frame></text:p>
      <text:p text:style-name="P20">e così via.</text:p>
      <text:p text:style-name="P21"/>
      <text:p text:style-name="P9"><text:span text:style-name="T13">Allenare la rete significa </text:span><text:span text:style-name="T21">minimizzare la differenza tra</text:span><text:span text:style-name="T21"><draw:frame draw:style-name="fr1" draw:name="Oggetto23" text:anchor-type="as-char" svg:y="-0.377cm" svg:width="0.466cm" svg:height="0.467cm" draw:z-index="8"><draw:object xlink:href="./Object 23" xlink:type="simple" xlink:show="embed" xlink:actuate="onLoad"/><draw:image xlink:href="./ObjectReplacements/Object 23" xlink:type="simple" xlink:show="embed" xlink:actuate="onLoad"/></draw:frame></text:span><text:span text:style-name="T21">e</text:span><text:span text:style-name="T21"><draw:frame draw:style-name="fr1" draw:name="Oggetto25" text:anchor-type="as-char" svg:y="-0.377cm" svg:width="0.466cm" svg:height="0.467cm" draw:z-index="9"><draw:object xlink:href="./Object 25" xlink:type="simple" xlink:show="embed" xlink:actuate="onLoad"/><draw:image xlink:href="./ObjectReplacements/Object 25" xlink:type="simple" xlink:show="embed" xlink:actuate="onLoad"/></draw:frame></text:span><text:span text:style-name="T21">.</text:span><text:span text:style-name="T13"> Per farlo è naturalmente necessario misurare </text:span><text:span text:style-name="T21">tale differenza</text:span><text:span text:style-name="T1">. </text:span><text:span text:style-name="T13">Esistono diverse funzioni </text:span><text:span text:style-name="T23">che misurano la distanza</text:span><text:span text:style-name="T13"><draw:frame draw:style-name="fr1" draw:name="Oggetto26" text:anchor-type="as-char" svg:y="-0.386cm" svg:width="1.542cm" svg:height="0.508cm" draw:z-index="10"><draw:object xlink:href="./Object 26" xlink:type="simple" xlink:show="embed" xlink:actuate="onLoad"/><draw:image xlink:href="./ObjectReplacements/Object 26" xlink:type="simple" xlink:show="embed" xlink:actuate="onLoad"/></draw:frame></text:span><text:span text:style-name="T23">tra due distribuzioni di probabilità</text:span><text:span text:style-name="T13">, una di queste è la </text:span><text:span text:style-name="T41">cross-entropy</text:span><text:span text:style-name="T34"> </text:span><text:span text:style-name="T41">loss function</text:span><text:span text:style-name="T34">.</text:span></text:p>
      <text:p text:style-name="P47"/>
      <text:p text:style-name="P10"><text:span text:style-name="T34">Si </text:span><text:span text:style-name="T38">chiama</text:span><text:span text:style-name="T34"> </text:span><text:span text:style-name="T41">entropy</text:span><text:span text:style-name="T34"> di una distribuzione di probabilità discreta</text:span><text:span text:style-name="T34"><draw:frame draw:style-name="fr1" draw:name="Oggetto33" text:anchor-type="as-char" svg:y="-0.377cm" svg:width="0.466cm" svg:height="0.467cm" draw:z-index="11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34">, il numero:</text:span></text:p>
      <text:p text:style-name="P48"><draw:frame draw:style-name="fr1" draw:name="Oggetto34" text:anchor-type="as-char" svg:y="-0.619cm" svg:width="6.075cm" svg:height="1.062cm" draw:z-index="1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8"><text:soft-page-break/><text:span text:style-name="T34">Nel caso di una distribuzione del tipo</text:span><text:span text:style-name="T34"><draw:frame draw:style-name="fr1" draw:name="Oggetto24" text:anchor-type="as-char" svg:y="-0.386cm" svg:width="3.057cm" svg:height="0.508cm" draw:z-index="1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4">, si verifica facilmente che</text:span><text:span text:style-name="T34"><draw:frame draw:style-name="fr1" draw:name="Oggetto27" text:anchor-type="as-char" svg:y="-0.386cm" svg:width="1.75cm" svg:height="0.508cm" draw:z-index="14"><draw:object xlink:href="./Object 27" xlink:type="simple" xlink:show="embed" xlink:actuate="onLoad"/><draw:image xlink:href="./ObjectReplacements/Object 27" xlink:type="simple" xlink:show="embed" xlink:actuate="onLoad"/></draw:frame></text:span><text:span text:style-name="T34">.</text:span></text:p>
      <text:p text:style-name="P49"/>
      <text:p text:style-name="P49"/>
      <text:p text:style-name="P11"><text:span text:style-name="T35">Si </text:span><text:span text:style-name="T38">chiama</text:span><text:span text:style-name="T35"> </text:span><text:span text:style-name="T42">cross-entropy</text:span><text:span text:style-name="T35"> </text:span><text:span text:style-name="T36">tra la distribuzione di probabilità vera</text:span><text:span text:style-name="T36"><draw:frame draw:style-name="fr1" draw:name="Oggetto29" text:anchor-type="as-char" svg:y="-0.377cm" svg:width="0.466cm" svg:height="0.467cm" draw:z-index="15"><draw:object xlink:href="./Object 29" xlink:type="simple" xlink:show="embed" xlink:actuate="onLoad"/><draw:image xlink:href="./ObjectReplacements/Object 29" xlink:type="simple" xlink:show="embed" xlink:actuate="onLoad"/></draw:frame></text:span><text:span text:style-name="T36">di una variabile aleatoria e una distribuzione di probabilità stimata</text:span><text:span text:style-name="T36"><draw:frame draw:style-name="fr1" draw:name="Oggetto32" text:anchor-type="as-char" svg:y="-0.377cm" svg:width="0.466cm" svg:height="0.467cm" draw:z-index="16"><draw:object xlink:href="./Object 32" xlink:type="simple" xlink:show="embed" xlink:actuate="onLoad"/><draw:image xlink:href="./ObjectReplacements/Object 32" xlink:type="simple" xlink:show="embed" xlink:actuate="onLoad"/></draw:frame></text:span><text:span text:style-name="T36">il numero:</text:span></text:p>
      <text:p text:style-name="P50"><draw:frame draw:style-name="fr1" draw:name="Oggetto28" text:anchor-type="as-char" svg:y="-0.619cm" svg:width="6.539cm" svg:height="1.062cm" draw:z-index="17"><draw:object xlink:href="./Object 28" xlink:type="simple" xlink:show="embed" xlink:actuate="onLoad"/><draw:image xlink:href="./ObjectReplacements/Object 28" xlink:type="simple" xlink:show="embed" xlink:actuate="onLoad"/></draw:frame></text:p>
      <text:p text:style-name="P13"><text:span text:style-name="T35">S</text:span><text:span text:style-name="T34">i verifica che la </text:span><text:span text:style-name="T10">cross-entropy</text:span><text:span text:style-name="T34"> è sempre maggiore della </text:span><text:span text:style-name="T10">entropy</text:span><text:span text:style-name="T34">. </text:span></text:p>
      <text:p text:style-name="P57"><text:span text:style-name="T34">Nel caso della </text:span><text:span text:style-name="T10">ground-probability</text:span><text:span text:style-name="T34">, ovvero di una distribuzione vera del tipo</text:span><text:span text:style-name="T34"><draw:frame draw:style-name="fr1" draw:name="Oggetto45" text:anchor-type="as-char" svg:y="-0.386cm" svg:width="3.057cm" svg:height="0.508cm" draw:z-index="34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34">, si ha:</text:span></text:p>
      <text:p text:style-name="P58"><draw:frame draw:style-name="fr1" draw:name="Oggetto46" text:anchor-type="as-char" svg:y="-0.432cm" svg:width="6.197cm" svg:height="0.861cm" draw:z-index="3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63">dove<draw:frame draw:style-name="fr1" draw:name="Oggetto8" text:anchor-type="as-char" svg:y="-0.377cm" svg:width="0.423cm" svg:height="0.467cm" draw:z-index="36"><draw:object xlink:href="./Object 16" xlink:type="simple" xlink:show="embed" xlink:actuate="onLoad"/><draw:image xlink:href="./ObjectReplacements/Object 16" xlink:type="simple" xlink:show="embed" xlink:actuate="onLoad"/></draw:frame>è l’unico indice tale che<draw:frame draw:style-name="fr1" draw:name="Oggetto9" text:anchor-type="as-char" svg:y="-0.377cm" svg:width="1.194cm" svg:height="0.531cm" draw:z-index="37"><draw:object xlink:href="./Object 17" xlink:type="simple" xlink:show="embed" xlink:actuate="onLoad"/><draw:image xlink:href="./ObjectReplacements/Object 17" xlink:type="simple" xlink:show="embed" xlink:actuate="onLoad"/></draw:frame>(e naturalmente<draw:frame draw:style-name="fr1" draw:name="Oggetto47" text:anchor-type="as-char" svg:y="-0.377cm" svg:width="1.164cm" svg:height="0.531cm" draw:z-index="38"><draw:object xlink:href="./Object 47" xlink:type="simple" xlink:show="embed" xlink:actuate="onLoad"/><draw:image xlink:href="./ObjectReplacements/Object 47" xlink:type="simple" xlink:show="embed" xlink:actuate="onLoad"/><svg:desc>formula</svg:desc></draw:frame>).</text:p>
      <text:p text:style-name="P52"/>
      <text:p text:style-name="P53"/>
      <text:p text:style-name="P12"><text:span text:style-name="T34">Si chiama </text:span><text:span text:style-name="T41">divergenza di Kullback-Leipler </text:span><text:span text:style-name="T37">tra </text:span><text:span text:style-name="T36">la distribuzione di probabilità vera</text:span><text:span text:style-name="T36"><draw:frame draw:style-name="fr1" draw:name="Oggetto35" text:anchor-type="as-char" svg:y="-0.377cm" svg:width="0.466cm" svg:height="0.467cm" draw:z-index="18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6">di una variabile aleatoria e una distribuzione di probabilità stimata</text:span><draw:frame draw:style-name="fr1" draw:name="Oggetto36" text:anchor-type="as-char" svg:y="-0.377cm" svg:width="0.466cm" svg:height="0.467cm" draw:z-index="19"><draw:object xlink:href="./Object 36" xlink:type="simple" xlink:show="embed" xlink:actuate="onLoad"/><draw:image xlink:href="./ObjectReplacements/Object 36" xlink:type="simple" xlink:show="embed" xlink:actuate="onLoad"/><svg:desc>formula</svg:desc></draw:frame>, <text:span text:style-name="T45">la differenza tra</text:span><text:span text:style-name="T19"> </text:span><text:span text:style-name="T4">cross</text:span><text:span text:style-name="T19"> </text:span><text:span text:style-name="T4">entropy </text:span><text:span text:style-name="T19">delle due distribuzioni e </text:span><text:span text:style-name="T4">entropy </text:span><text:span text:style-name="T19">della distribuzione vera:</text:span></text:p>
      <text:p text:style-name="P22"><draw:frame draw:style-name="fr1" draw:name="Oggetto37" text:anchor-type="as-char" svg:y="-0.386cm" svg:width="5.069cm" svg:height="0.542cm" draw:z-index="20"><draw:object xlink:href="./Object 37" xlink:type="simple" xlink:show="embed" xlink:actuate="onLoad"/><draw:image xlink:href="./ObjectReplacements/Object 37" xlink:type="simple" xlink:show="embed" xlink:actuate="onLoad"/></draw:frame></text:p>
      <text:p text:style-name="P14"><text:span text:style-name="T19">e </text:span><text:span text:style-name="T13">dunque:</text:span></text:p>
      <text:p text:style-name="P27"><draw:frame draw:style-name="fr1" draw:name="Oggetto38" text:anchor-type="as-char" svg:y="-0.683cm" svg:width="8.932cm" svg:height="1.124cm" draw:z-index="2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8">Minimizzare la divergenza di Kullback-Leipler tra due distribuzioni significa minimizzare la differenza tra la <text:span text:style-name="T1">cross-entropy</text:span> e l’<text:span text:style-name="T1">entropy, </text:span>e dunque minimizzare la distanza tra le due distribuzioni. Poiché, come visto prima, nel caso della <text:span text:style-name="T1">ground-probability</text:span> si ha<draw:frame draw:style-name="fr1" draw:name="Oggetto43" text:anchor-type="as-char" svg:y="-0.386cm" svg:width="1.75cm" svg:height="0.508cm" draw:z-index="22"><draw:object xlink:href="./Object 43" xlink:type="simple" xlink:show="embed" xlink:actuate="onLoad"/><draw:image xlink:href="./ObjectReplacements/Object 43" xlink:type="simple" xlink:show="embed" xlink:actuate="onLoad"/><svg:desc>formula</svg:desc></draw:frame>, si ha:</text:p>
      <text:p text:style-name="P29"><draw:frame draw:style-name="fr1" draw:name="Oggetto44" text:anchor-type="as-char" svg:y="-0.386cm" svg:width="3.741cm" svg:height="0.542cm" draw:z-index="23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28">e dunque minimizzare la divergenza di KL equivale a minimizzare la <text:span text:style-name="T1">cross-entropy</text:span>.</text:p>
      <text:p text:style-name="P22"/>
      <text:p text:style-name="P51"/>
      <text:p text:style-name="P54"/>
      <text:h text:style-name="P89" text:outline-level="1">Support Vector Machine (SVM)</text:h>
      <text:p text:style-name="P64">Chiamiamo <text:span text:style-name="T1">Support Vector Machine (SVM)</text:span><text:span text:style-name="T13"> una rete neurale di classificazione in </text:span><text:span text:style-name="T1">N</text:span><text:span text:style-name="T13"> categorie, il cui allenamento avviene tramite la </text:span><text:span text:style-name="T1">SVM loss function</text:span><text:span text:style-name="T13">.</text:span></text:p>
      <text:p text:style-name="P64"><text:span text:style-name="T13"><text:line-break/></text:span><text:span text:style-name="T25">Sia</text:span><text:span text:style-name="T25"><draw:frame draw:style-name="fr1" draw:name="Oggetto48" text:anchor-type="as-char" svg:y="-0.377cm" svg:width="0.432cm" svg:height="0.467cm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25">un input per la rete </text:span><text:span text:style-name="T24">e</text:span><text:span text:style-name="T25"><draw:frame draw:style-name="fr1" draw:name="Oggetto49" text:anchor-type="as-char" svg:y="-0.386cm" svg:width="4.41cm" svg:height="0.542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24">il corrispondente </text:span><text:span text:style-name="T25">output.</text:span></text:p>
      <text:p text:style-name="P65"><text:span text:style-name="T25">S</text:span><text:span text:style-name="T13">upponiamo che</text:span><text:span text:style-name="T13"><draw:frame draw:style-name="fr1" draw:name="Oggetto52" text:anchor-type="as-char" svg:y="-0.377cm" svg:width="0.432cm" svg:height="0.467cm" draw:z-index="49"><draw:object xlink:href="./Object 52" xlink:type="simple" xlink:show="embed" xlink:actuate="onLoad"/><draw:image xlink:href="./ObjectReplacements/Object 52" xlink:type="simple" xlink:show="embed" xlink:actuate="onLoad"/></draw:frame></text:span><text:span text:style-name="T13">appartenga alla categoria</text:span><text:span text:style-name="T13"><draw:frame draw:style-name="fr1" draw:name="Oggetto53" text:anchor-type="as-char" svg:y="-0.377cm" svg:width="0.423cm" svg:height="0.467cm" draw:z-index="50"><draw:object xlink:href="./Object 53" xlink:type="simple" xlink:show="embed" xlink:actuate="onLoad"/><draw:image xlink:href="./ObjectReplacements/Object 53" xlink:type="simple" xlink:show="embed" xlink:actuate="onLoad"/></draw:frame></text:span><text:span text:style-name="T13">(</text:span><text:span text:style-name="T13"><draw:frame draw:style-name="fr1" draw:name="Oggetto54" text:anchor-type="as-char" svg:y="-0.377cm" svg:width="1.69cm" svg:height="0.467cm" draw:z-index="51"><draw:object xlink:href="./Object 54" xlink:type="simple" xlink:show="embed" xlink:actuate="onLoad"/><draw:image xlink:href="./ObjectReplacements/Object 54" xlink:type="simple" xlink:show="embed" xlink:actuate="onLoad"/></draw:frame></text:span><text:span text:style-name="T13">).</text:span></text:p>
      <text:p text:style-name="P35">Misuriamo l’errore della rete come:</text:p>
      <text:p text:style-name="P36"><draw:frame draw:style-name="fr1" draw:name="Oggetto55" text:anchor-type="as-char" svg:y="-0.432cm" svg:width="4.486cm" svg:height="0.861cm" draw:z-index="52"><draw:object xlink:href="./Object 55" xlink:type="simple" xlink:show="embed" xlink:actuate="onLoad"/><draw:image xlink:href="./ObjectReplacements/Object 55" xlink:type="simple" xlink:show="embed" xlink:actuate="onLoad"/></draw:frame></text:p>
      <text:p text:style-name="P66"><text:span text:style-name="T13">dove</text:span><text:span text:style-name="T13"><draw:frame draw:style-name="fr1" draw:name="Oggetto56" text:anchor-type="as-char" svg:y="-0.303cm" svg:width="0.483cm" svg:height="0.326cm" draw:z-index="53"><draw:object xlink:href="./Object 56" xlink:type="simple" xlink:show="embed" xlink:actuate="onLoad"/><draw:image xlink:href="./ObjectReplacements/Object 56" xlink:type="simple" xlink:show="embed" xlink:actuate="onLoad"/></draw:frame></text:span><text:span text:style-name="T13">è un parametro arbitrario; </text:span><text:span text:style-name="T26">tale funzione è detta </text:span><text:span text:style-name="T11">SVM loss </text:span><text:span text:style-name="T40">o anche </text:span><text:span text:style-name="T12">hinge loss</text:span><text:span text:style-name="T26">.</text:span></text:p>
      <text:p text:style-name="P64"><text:span text:style-name="T25">M</text:span><text:span text:style-name="T13">inimizzando la </text:span><text:span text:style-name="T1">SVM loss</text:span><text:span text:style-name="T13"> la rete tenderà ad assegnare alla componente corretta dell’output</text:span><text:span text:style-name="T13"><draw:frame draw:style-name="fr1" draw:name="Oggetto50" text:anchor-type="as-char" svg:y="-0.386cm" svg:width="1.182cm" svg:height="0.542cm" draw:z-index="54"><draw:object xlink:href="./Object 50" xlink:type="simple" xlink:show="embed" xlink:actuate="onLoad"/><draw:image xlink:href="./ObjectReplacements/Object 50" xlink:type="simple" xlink:show="embed" xlink:actuate="onLoad"/></draw:frame></text:span><text:span text:style-name="T13">un valore maggiore rispetto a quelle scorrette, di una quantità</text:span><text:span text:style-name="T13"><draw:frame draw:style-name="fr1" draw:name="Oggetto51" text:anchor-type="as-char" svg:y="-0.303cm" svg:width="0.483cm" svg:height="0.326cm" draw:z-index="55"><draw:object xlink:href="./Object 51" xlink:type="simple" xlink:show="embed" xlink:actuate="onLoad"/><draw:image xlink:href="./ObjectReplacements/Object 51" xlink:type="simple" xlink:show="embed" xlink:actuate="onLoad"/></draw:frame></text:span><text:span text:style-name="T13">. </text:span><text:span text:style-name="T27">Per convincersene è sufficiente notare che il valore della </text:span><text:span text:style-name="T7">hinge loss</text:span><text:span text:style-name="T27"> è sempre non negativo, ed è uguale a zero se e solo se la componente corretta è maggiore di tutte le altre di un quantità maggiore o uguale a</text:span><text:span text:style-name="T27"><draw:frame draw:style-name="fr1" draw:name="Oggetto57" text:anchor-type="as-char" svg:y="-0.303cm" svg:width="0.483cm" svg:height="0.326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7">.</text:span></text:p>
      <text:p text:style-name="P37"/>
      <text:p text:style-name="P67"><text:soft-page-break/><text:span text:style-name="T27">T</text:span><text:span text:style-name="T13">alvolta la </text:span><text:span text:style-name="T1">hinge loss</text:span><text:span text:style-name="T13"> viene sostituita dalla </text:span><text:span text:style-name="T1">squared hinge loss</text:span><text:span text:style-name="T13">:</text:span></text:p>
      <text:p text:style-name="P38"><draw:frame draw:style-name="fr1" draw:name="Oggetto58" text:anchor-type="as-char" svg:y="-0.437cm" svg:width="4.6cm" svg:height="0.864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39">che penalizza maggiormente eventuali errori (ne fa il quadrato). </text:p>
      <text:p text:style-name="P40"/>
      <text:p text:style-name="P40"/>
      <text:h text:style-name="Heading_20_1" text:outline-level="1">Regolarizzazione (classificatori lineari)</text:h>
      <text:p text:style-name="P68">Consideriamo un classificatore lineare in <text:span text:style-name="T1">N</text:span><text:span text:style-name="T13"> categorie, ovvero una rete neurale con una funzione di output lineare; se</text:span><text:span text:style-name="T1"><draw:frame draw:style-name="fr1" draw:name="Oggetto60" text:anchor-type="as-char" svg:y="-0.386cm" svg:width="2.552cm" svg:height="0.542cm" draw:z-index="58"><draw:object xlink:href="./Object 60" xlink:type="simple" xlink:show="embed" xlink:actuate="onLoad"/><draw:image xlink:href="./ObjectReplacements/Object 60" xlink:type="simple" xlink:show="embed" xlink:actuate="onLoad"/></draw:frame></text:span><text:span text:style-name="T13">è un input della rete, allora la funzione di output può essere rappresentata come:</text:span></text:p>
      <text:p text:style-name="P41"><draw:frame draw:style-name="fr1" draw:name="Oggetto59" text:anchor-type="as-char" svg:y="-0.437cm" svg:width="2.838cm" svg:height="0.557cm" draw:z-index="59"><draw:object xlink:href="./Object 59" xlink:type="simple" xlink:show="embed" xlink:actuate="onLoad"/><draw:image xlink:href="./ObjectReplacements/Object 59" xlink:type="simple" xlink:show="embed" xlink:actuate="onLoad"/></draw:frame></text:p>
      <text:p text:style-name="P69"><text:span text:style-name="T13">dove</text:span><text:span text:style-name="T13"><draw:frame draw:style-name="fr1" draw:name="Oggetto61" text:anchor-type="as-char" svg:y="-0.377cm" svg:width="0.605cm" svg:height="0.467cm" draw:z-index="60"><draw:object xlink:href="./Object 61" xlink:type="simple" xlink:show="embed" xlink:actuate="onLoad"/><draw:image xlink:href="./ObjectReplacements/Object 61" xlink:type="simple" xlink:show="embed" xlink:actuate="onLoad"/></draw:frame></text:span><text:span text:style-name="T13">è una matrice</text:span><text:span text:style-name="T13"><draw:frame draw:style-name="fr1" draw:name="Oggetto62" text:anchor-type="as-char" svg:y="-0.377cm" svg:width="1.164cm" svg:height="0.467cm" draw:z-index="61"><draw:object xlink:href="./Object 62" xlink:type="simple" xlink:show="embed" xlink:actuate="onLoad"/><draw:image xlink:href="./ObjectReplacements/Object 62" xlink:type="simple" xlink:show="embed" xlink:actuate="onLoad"/></draw:frame></text:span><text:span text:style-name="T13">reale, </text:span><text:span text:style-name="T29">contenente tutti i parametri della rete.</text:span></text:p>
      <text:p text:style-name="P41"/>
      <text:p text:style-name="P70"><text:span text:style-name="T13">Supponiamo che la </text:span><text:span text:style-name="T1">loss function</text:span><text:span text:style-name="T13"> della rete sia la </text:span><text:span text:style-name="T1">hinge loss:</text:span></text:p>
      <text:p text:style-name="P77"><draw:frame draw:style-name="fr1" draw:name="Oggetto64" text:anchor-type="as-char" svg:y="-0.432cm" svg:width="6.239cm" svg:height="0.861cm" draw:z-index="62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71"><text:span text:style-name="T13">dove</text:span><text:span text:style-name="T13"><draw:frame draw:style-name="fr1" draw:name="Oggetto65" text:anchor-type="as-char" svg:y="-0.377cm" svg:width="0.423cm" svg:height="0.467cm" draw:z-index="63"><draw:object xlink:href="./Object 65" xlink:type="simple" xlink:show="embed" xlink:actuate="onLoad"/><draw:image xlink:href="./ObjectReplacements/Object 65" xlink:type="simple" xlink:show="embed" xlink:actuate="onLoad"/></draw:frame></text:span><text:span text:style-name="T13">è la categoria cui appartiene </text:span><text:span text:style-name="T1">x</text:span><text:span text:style-name="T13">. </text:span></text:p>
      <text:p text:style-name="P72"><text:span text:style-name="T13">Ricordiamo che</text:span><text:span text:style-name="T27"> il valore della </text:span><text:span text:style-name="T7">hinge loss</text:span><text:span text:style-name="T27"> è sempre non negativo, ed è uguale a zero se e solo se la componente corretta è maggiore di tutte le altre di un quantità maggiore o uguale a</text:span><text:span text:style-name="T27"><draw:frame draw:style-name="fr1" draw:name="Oggetto63" text:anchor-type="as-char" svg:y="-0.303cm" svg:width="0.483cm" svg:height="0.326cm" draw:z-index="64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27">. </text:span><text:span text:style-name="T28">Segue che, fissato un</text:span><text:span text:style-name="T28"><draw:frame draw:style-name="fr1" draw:name="Oggetto66" text:anchor-type="as-char" svg:y="-0.377cm" svg:width="0.432cm" svg:height="0.467cm" draw:z-index="65"><draw:object xlink:href="./Object 66" xlink:type="simple" xlink:show="embed" xlink:actuate="onLoad"/><draw:image xlink:href="./ObjectReplacements/Object 66" xlink:type="simple" xlink:show="embed" xlink:actuate="onLoad"/></draw:frame></text:span><text:span text:style-name="T28">, </text:span><text:span text:style-name="T29">esisteranno diverse configurazioni dei parametri, </text:span><text:span text:style-name="T30">ovvero diverse matrici</text:span><text:span text:style-name="T30"><draw:frame draw:style-name="fr1" draw:name="Oggetto67" text:anchor-type="as-char" svg:y="-0.377cm" svg:width="0.605cm" svg:height="0.467cm" draw:z-index="66"><draw:object xlink:href="./Object 67" xlink:type="simple" xlink:show="embed" xlink:actuate="onLoad"/><draw:image xlink:href="./ObjectReplacements/Object 67" xlink:type="simple" xlink:show="embed" xlink:actuate="onLoad"/></draw:frame></text:span><text:span text:style-name="T30">, per cui</text:span><text:span text:style-name="T30"><draw:frame draw:style-name="fr1" draw:name="Oggetto68" text:anchor-type="as-char" svg:y="-0.386cm" svg:width="2.79cm" svg:height="0.508cm" draw:z-index="67"><draw:object xlink:href="./Object 68" xlink:type="simple" xlink:show="embed" xlink:actuate="onLoad"/><draw:image xlink:href="./ObjectReplacements/Object 68" xlink:type="simple" xlink:show="embed" xlink:actuate="onLoad"/></draw:frame></text:span><text:span text:style-name="T30">. </text:span></text:p>
      <text:p text:style-name="P42"/>
      <text:p text:style-name="P73"><text:span text:style-name="T13">La </text:span><text:span text:style-name="T1">hinge loss</text:span><text:span text:style-name="T13"> era solo un esempio: altre </text:span><text:span text:style-name="T1">loss function</text:span><text:span text:style-name="T13"> presentano la stessa ambiguità, non determinando univocamente la configurazione dei parametri mediante la richiesta di minimizzazione.</text:span></text:p>
      <text:p text:style-name="P74"><text:span text:style-name="T13">È naturale chiedersi se tra le configurazioni dei parametri</text:span><text:span text:style-name="T13"><draw:frame draw:style-name="fr1" draw:name="Oggetto69" text:anchor-type="as-char" svg:y="-0.377cm" svg:width="0.605cm" svg:height="0.467cm" draw:z-index="68"><draw:object xlink:href="./Object 69" xlink:type="simple" xlink:show="embed" xlink:actuate="onLoad"/><draw:image xlink:href="./ObjectReplacements/Object 69" xlink:type="simple" xlink:show="embed" xlink:actuate="onLoad"/></draw:frame></text:span><text:span text:style-name="T13">che rendono minima la </text:span><text:span text:style-name="T1">loss function</text:span><text:span text:style-name="T13"> ce ne sono di preferibili. </text:span><text:span text:style-name="T31">L’esperienza ha suggerito i seguenti criteri di preferenza.</text:span></text:p>
      <text:p text:style-name="P74"><text:span text:style-name="T31">Sono</text:span><text:span text:style-name="T13"> preferibili matrici i cui elementi sono i più piccoli possibili (per evitare complessità numerica inutile).</text:span></text:p>
      <text:p text:style-name="P74"><text:span text:style-name="T13">Sono inoltre preferibili matrici i cui elementi sono il meno diversi possibile; ad esem</text:span><text:span text:style-name="T31">pio a</text:span><text:span text:style-name="T31"><draw:frame draw:style-name="fr1" draw:name="Oggetto70" text:anchor-type="as-char" svg:y="-0.386cm" svg:width="1.706cm" svg:height="0.508cm" draw:z-index="69"><draw:object xlink:href="./Object 70" xlink:type="simple" xlink:show="embed" xlink:actuate="onLoad"/><draw:image xlink:href="./ObjectReplacements/Object 70" xlink:type="simple" xlink:show="embed" xlink:actuate="onLoad"/></draw:frame></text:span><text:span text:style-name="T31">preferiamo</text:span><text:span text:style-name="T31"><draw:frame draw:style-name="fr1" draw:name="Oggetto71" text:anchor-type="as-char" svg:y="-0.386cm" svg:width="2.395cm" svg:height="0.508cm" draw:z-index="70"><draw:object xlink:href="./Object 71" xlink:type="simple" xlink:show="embed" xlink:actuate="onLoad"/><draw:image xlink:href="./ObjectReplacements/Object 71" xlink:type="simple" xlink:show="embed" xlink:actuate="onLoad"/></draw:frame></text:span><text:span text:style-name="T31">. </text:span><text:span text:style-name="T32">Ciò limita i fenomeni di </text:span><text:span text:style-name="T8">overfitting</text:span><text:span text:style-name="T32">.</text:span></text:p>
      <text:p text:style-name="P43"/>
      <text:p text:style-name="P75"><text:span text:style-name="T32">P</text:span><text:span text:style-name="T13">er fare in modo che la rete tenda verso la configurazione di parametri</text:span><text:span text:style-name="T13"><draw:frame draw:style-name="fr1" draw:name="Oggetto72" text:anchor-type="as-char" svg:y="-0.377cm" svg:width="0.605cm" svg:height="0.467cm" draw:z-index="71"><draw:object xlink:href="./Object 72" xlink:type="simple" xlink:show="embed" xlink:actuate="onLoad"/><draw:image xlink:href="./ObjectReplacements/Object 72" xlink:type="simple" xlink:show="embed" xlink:actuate="onLoad"/></draw:frame></text:span><text:span text:style-name="T13">preferibile si aggiunge alla </text:span><text:span text:style-name="T1">loss function</text:span><text:span text:style-name="T13"> un termine che penalizza le matrici che con elementi molto grandi; spesso si usa la norma</text:span><text:span text:style-name="T13"><draw:frame draw:style-name="fr1" draw:name="Oggetto73" text:anchor-type="as-char" svg:y="-0.437cm" svg:width="0.591cm" svg:height="0.527cm" draw:z-index="72"><draw:object xlink:href="./Object 73" xlink:type="simple" xlink:show="embed" xlink:actuate="onLoad"/><draw:image xlink:href="./ObjectReplacements/Object 73" xlink:type="simple" xlink:show="embed" xlink:actuate="onLoad"/></draw:frame></text:span><text:span text:style-name="T13">:</text:span></text:p>
      <text:p text:style-name="P44"><draw:frame draw:style-name="fr1" draw:name="Oggetto74" text:anchor-type="as-char" svg:y="-0.437cm" svg:width="3.261cm" svg:height="0.864cm" draw:z-index="73"><draw:object xlink:href="./Object 74" xlink:type="simple" xlink:show="embed" xlink:actuate="onLoad"/><draw:image xlink:href="./ObjectReplacements/Object 74" xlink:type="simple" xlink:show="embed" xlink:actuate="onLoad"/></draw:frame></text:p>
      <text:p text:style-name="P75"><text:span text:style-name="T13">dove la sommatoria penalizza le matrici con elementi in generale grandi, il quadrato penalizza le matrici con qualche elemento molto grande.</text:span><text:span text:style-name="T33"> Per penalizzare si intende che la </text:span><text:span text:style-name="T9">loss function</text:span><text:span text:style-name="T33"> è maggiore.</text:span></text:p>
      <text:p text:style-name="P45"/>
      <text:p text:style-name="P76"><text:span text:style-name="T13">Dunque in generale scriviamo la </text:span><text:span text:style-name="T1">loss function</text:span><text:span text:style-name="T13"> regolarizzata come la somma di due termini, uno detto </text:span><text:span text:style-name="T1">data loss</text:span><text:span text:style-name="T13"> e l’altro </text:span><text:span text:style-name="T1">regularization loss</text:span><text:span text:style-name="T13">:</text:span></text:p>
      <text:p text:style-name="P46"><draw:frame draw:style-name="fr1" draw:name="Oggetto75" text:anchor-type="as-char" svg:y="-0.386cm" svg:width="6.685cm" svg:height="0.542cm" draw:z-index="74"><draw:object xlink:href="./Object 75" xlink:type="simple" xlink:show="embed" xlink:actuate="onLoad"/><draw:image xlink:href="./ObjectReplacements/Object 75" xlink:type="simple" xlink:show="embed" xlink:actuate="onLoad"/></draw:frame></text:p>
      <text:p text:style-name="P76"><text:span text:style-name="T13">dove</text:span><text:span text:style-name="T13"><draw:frame draw:style-name="fr1" draw:name="Oggetto76" text:anchor-type="as-char" svg:y="-0.318cm" svg:width="0.462cm" svg:height="0.34cm" draw:z-index="75"><draw:object xlink:href="./Object 76" xlink:type="simple" xlink:show="embed" xlink:actuate="onLoad"/><draw:image xlink:href="./ObjectReplacements/Object 76" xlink:type="simple" xlink:show="embed" xlink:actuate="onLoad"/></draw:frame></text:span><text:span text:style-name="T13">è un parametro determinato empiricamente.</text:span></text:p>
      <text:h text:style-name="P91" text:outline-level="1"><text:soft-page-break/>Data Preprocessing</text:h>
      <text:p text:style-name="P86"/>
      <text:p text:style-name="P55"/>
      <text:p text:style-name="P56"/>
      <text:h text:style-name="P90" text:outline-level="1">Lettura da<text:span text:style-name="T48">t</text:span>i</text:h>
      <text:p text:style-name="P1">Python</text:p>
      <text:p text:style-name="P4"><text:span text:style-name="T14">Per aprire un</text:span><text:span text:style-name="T13"> “</text:span><text:span text:style-name="T1">file.txt</text:span><text:span text:style-name="T13">” </text:span><text:span text:style-name="T14">in modalità lettura:</text:span></text:p>
      <text:p text:style-name="P23"><draw:frame draw:style-name="fr1" draw:name="Oggetto1" text:anchor-type="as-char" svg:y="-0.386cm" svg:width="4.247cm" svg:height="0.508cm" draw:z-index="39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3"/>
      <text:p text:style-name="P3"><text:span text:style-name="T14">Per</text:span><text:span text:style-name="T13"> leggere</text:span><text:span text:style-name="T15"> </text:span><text:span text:style-name="T2">n</text:span><text:span text:style-name="T15"> </text:span><text:span text:style-name="T2">bytes</text:span><text:span text:style-name="T15"> del file e assegnarli:</text:span></text:p>
      <text:p text:style-name="P23"><draw:frame draw:style-name="fr1" draw:name="Oggetto2" text:anchor-type="as-char" svg:y="-0.386cm" svg:width="3.985cm" svg:height="0.508cm" draw:z-index="4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4">Se l’argomento non è fornito viene letto tutto il file. </text:p>
      <text:p text:style-name="P23"/>
      <text:p text:style-name="P5"><text:span text:style-name="T13">Per leggere </text:span><text:span text:style-name="T15">una riga del file:</text:span></text:p>
      <text:p text:style-name="P25"><draw:frame draw:style-name="fr1" draw:name="Oggetto3" text:anchor-type="as-char" svg:y="-0.386cm" svg:width="3.418cm" svg:height="0.508cm" draw:z-index="4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47">(restituisce una stringa)</text:span></text:p>
      <text:p text:style-name="P24">Per leggere tutte le righe del file e assegnarle come lista di righe:</text:p>
      <text:p text:style-name="P25"><draw:frame draw:style-name="fr1" draw:name="Oggetto4" text:anchor-type="as-char" svg:y="-0.386cm" svg:width="3.771cm" svg:height="0.508cm" draw:z-index="42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7">(restituisce una lista di stringhe)</text:span></text:p>
      <text:p text:style-name="P25"/>
      <text:p text:style-name="P25"/>
      <text:p text:style-name="P2">Numpy</text:p>
      <text:p text:style-name="P6">Per trasformare una lista, una tupla, una lista di tuple, una tupla di liste, una tupla di tuple, in un <text:span text:style-name="T1">numpy array</text:span><text:span text:style-name="T13">:</text:span></text:p>
      <text:p text:style-name="P26"><draw:frame draw:style-name="fr1" draw:name="Oggetto5" text:anchor-type="as-char" svg:y="-0.386cm" svg:width="4.362cm" svg:height="0.508cm" draw:z-index="4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h text:style-name="P78" text:outline-level="1"/>
      <text:h text:style-name="P80" text:outline-level="1">Per leggere un array da un file:</text:h>
      <text:h text:style-name="P81" text:outline-level="1"><draw:frame draw:style-name="fr1" draw:name="Oggetto30" text:anchor-type="as-char" svg:y="-0.386cm" svg:width="11.151cm" svg:height="0.508cm" draw:z-index="44"><draw:object xlink:href="./Object 30" xlink:type="simple" xlink:show="embed" xlink:actuate="onLoad"/><draw:image xlink:href="./ObjectReplacements/Object 30" xlink:type="simple" xlink:show="embed" xlink:actuate="onLoad"/><svg:desc>formula</svg:desc></draw:frame></text:h>
      <text:h text:style-name="P82" text:outline-level="1">Il primo argomento deve essere una stringa, un oggetto file, o un <text:span text:style-name="T1">path</text:span><text:span text:style-name="T13">;</text:span> corrisponde al file da cui leggere l’array; può essere un file di testo o un file binario.</text:h>
      <text:h text:style-name="P82" text:outline-level="1">Il secondo argomento deve essere un <text:span text:style-name="T1">data-type </text:span>(int, float,…); corrisponde al tipo di valori da leggere.</text:h>
      <text:h text:style-name="P82" text:outline-level="1">Il terzo argomento deve essere un <text:span text:style-name="T13">intero</text:span>; corrisponde al numero di valori da leggere.</text:h>
      <text:h text:style-name="P82" text:outline-level="1">Il quarto argomento deve essere una stringa; corrisponde a ciò che separa un valore dal successivo nel file.</text:h>
      <text:h text:style-name="P82" text:outline-level="1">Il quinto argomento deve essere un intero; può essere diverso da zero solo per i file di tipo binario; indica da quale byte cominciare la lettura.</text:h>
      <text:h text:style-name="P83" text:outline-level="1">Restituisce un <text:span text:style-name="T1">numpy array</text:span><text:span text:style-name="T13"> </text:span><text:span text:style-name="T22">di forma</text:span><text:span text:style-name="T22"><draw:frame draw:style-name="fr1" draw:name="Oggetto31" text:anchor-type="as-char" svg:y="-0.386cm" svg:width="1.653cm" svg:height="0.508cm" draw:z-index="45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22">(</text:span><text:span text:style-name="T6">count</text:span><text:span text:style-name="T22"> corrisponde al numero di valori letti,</text:span><text:span text:style-name="T22"><draw:frame draw:style-name="fr1" draw:name="Oggetto42" text:anchor-type="as-char" svg:y="-0.377cm" svg:width="0.757cm" svg:height="0.467cm" draw:z-index="46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22">sta per tutti).</text:span></text:h>
      <text:h text:style-name="P84" text:outline-level="1"/>
      <text:h text:style-name="P84" text:outline-level="1"/>
      <text:h text:style-name="P78" text:outline-level="1"/>
      <text:h text:style-name="P79" text:outline-level="1"/>
      <text:h text:style-name="P79" text:outline-level="1"><text:soft-page-break/></text:h>
      <text:h text:style-name="P79" text:outline-level="1"/>
      <text:h text:style-name="P8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22:31:05.246819903</meta:creation-date>
    <meta:editing-duration>PT4H30M14S</meta:editing-duration>
    <meta:editing-cycles>63</meta:editing-cycles>
    <meta:generator>LibreOffice/6.0.7.3$Linux_X86_64 LibreOffice_project/00m0$Build-3</meta:generator>
    <dc:title>Appunti</dc:title>
    <dc:date>2020-02-03T23:41:40.596831108</dc:date>
    <meta:document-statistic meta:table-count="0" meta:image-count="0" meta:object-count="76" meta:page-count="5" meta:paragraph-count="87" meta:word-count="1009" meta:character-count="6709" meta:non-whitespace-character-count="5759"/>
    <meta:template xlink:type="simple" xlink:actuate="onRequest" xlink:title="Appunti" xlink:href="../../../../.config/libreoffice/4/user/template/Appunti.ott" meta:date="2020-01-30T22:31:03.501156306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i mathvariant="italic">open</mi>
      </mrow>
      <mrow>
        <mo fence="true" stretchy="false">(</mo>
        <mrow>
          <mtext> ''file.txt'', ''r'' </mtext>
        </mrow>
        <mo fence="true" stretchy="false">)</mo>
      </mrow>
    </mrow>
    <annotation encoding="StarMath 5.0">f = open ( " ''file.txt'', ''r'' " )</annotation>
  </semantics>
</math>
</file>

<file path=Object 10/content.xml><?xml version="1.0" encoding="utf-8"?>
<math xmlns="http://www.w3.org/1998/Math/MathML" display="block">
  <semantics>
    <mi>k</mi>
    <annotation encoding="StarMath 5.0">k</annotation>
  </semantics>
</math>
</file>

<file path=Object 11/content.xml><?xml version="1.0" encoding="utf-8"?>
<math xmlns="http://www.w3.org/1998/Math/MathML" display="block">
  <semantics>
    <mrow>
      <msub>
        <mi>F</mi>
        <mi>k</mi>
      </msub>
      <mrow>
        <mrow>
          <mo fence="true" stretchy="false">(</mo>
          <mrow>
            <mi>x</mi>
          </mrow>
          <mo fence="true" stretchy="false">)</mo>
        </mrow>
        <mo stretchy="false">=</mo>
        <mi>log</mi>
      </mrow>
      <msub>
        <mi>P</mi>
        <mi>k</mi>
      </msub>
      <mrow>
        <mo fence="true" stretchy="false">(</mo>
        <mrow>
          <mi>x</mi>
        </mrow>
        <mo fence="true" stretchy="false">)</mo>
      </mrow>
    </mrow>
    <annotation encoding="StarMath 5.0">F_k( x  ) = log P_k ( x )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i>k</mi>
    <annotation encoding="StarMath 5.0">k</annotation>
  </semantics>
</math>
</file>

<file path=Object 14/content.xml><?xml version="1.0" encoding="utf-8"?>
<math xmlns="http://www.w3.org/1998/Math/MathML" display="block">
  <semantics>
    <mrow>
      <msub>
        <mi>P</mi>
        <mi>k</mi>
      </msub>
      <mrow>
        <mrow>
          <mo fence="true" stretchy="false">(</mo>
          <mrow>
            <mi>x</mi>
          </mrow>
          <mo fence="true" stretchy="false">)</mo>
        </mrow>
        <mo stretchy="false">=</mo>
        <msup>
          <mi>e</mi>
          <mrow>
            <msub>
              <mi>F</mi>
              <mi>k</mi>
            </msub>
            <mrow>
              <mo fence="true" stretchy="false">(</mo>
              <mrow>
                <mi>x</mi>
              </mrow>
              <mo fence="true" stretchy="false">)</mo>
            </mrow>
          </mrow>
        </msup>
      </mrow>
    </mrow>
    <annotation encoding="StarMath 5.0">P _k (x) = e^{F_k( x )}</annotation>
  </semantics>
</math>
</file>

<file path=Object 15/content.xml><?xml version="1.0" encoding="utf-8"?>
<math xmlns="http://www.w3.org/1998/Math/MathML" display="block">
  <semantics>
    <mrow>
      <mover accent="true">
        <msub>
          <mi>P</mi>
          <mi>k</mi>
        </msub>
        <mo stretchy="false">~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sup>
            <mi>e</mi>
            <mrow>
              <msub>
                <mi>F</mi>
                <mi>k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sup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i>e</mi>
              <mrow>
                <msub>
                  <mi>F</mi>
                  <mi>i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p>
          </mrow>
        </mfrac>
      </mrow>
    </mrow>
    <annotation encoding="StarMath 5.0">tilde P_k( x )= {e^{ F_k(x )}}over{ sum from i=1 to N e^{F_i(x)} }</annotation>
  </semantics>
</math>
</file>

<file path=Object 16/content.xml><?xml version="1.0" encoding="utf-8"?>
<math xmlns="http://www.w3.org/1998/Math/MathML" display="block">
  <semantics>
    <mi>k</mi>
    <annotation encoding="StarMath 5.0">k</annotation>
  </semantics>
</math>
</file>

<file path=Object 17/content.xml><?xml version="1.0" encoding="utf-8"?>
<math xmlns="http://www.w3.org/1998/Math/MathML" display="block">
  <semantics>
    <mrow>
      <msub>
        <mover accent="true">
          <mi>y</mi>
          <mo stretchy="false">^</mo>
        </mover>
        <mi>k</mi>
      </msub>
      <mi mathvariant="normal">≠</mi>
      <mn>0</mn>
    </mrow>
    <annotation encoding="StarMath 5.0">{hat y}_k %notequal 0</annotation>
  </semantics>
</math>
</file>

<file path=Object 18/content.xml><?xml version="1.0" encoding="utf-8"?>
<math xmlns="http://www.w3.org/1998/Math/MathML" display="block">
  <semantics>
    <mi>x</mi>
    <annotation encoding="StarMath 5.0">x</annotation>
  </semantics>
</math>
</file>

<file path=Object 19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b>
                <mi>y</mi>
                <mn>1</mn>
              </msub>
              <mi>,</mi>
              <mn>...</mn>
              <mi>,</mi>
              <msub>
                <mi>y</mi>
                <mi>N</mi>
              </msub>
            </mrow>
          </mrow>
          <mo fence="true" stretchy="false">)</mo>
        </mrow>
      </mrow>
    </mrow>
    <annotation encoding="StarMath 5.0">y(x) = ( y_1 , ... , y_N )</annotation>
  </semantics>
</math>
</file>

<file path=Object 2/content.xml><?xml version="1.0" encoding="utf-8"?>
<math xmlns="http://www.w3.org/1998/Math/MathML" display="block">
  <semantics>
    <mrow>
      <mrow>
        <mi mathvariant="italic">contenuto</mi>
        <mo stretchy="false">=</mo>
        <mi>f</mi>
      </mrow>
      <mn>.</mn>
      <mi mathvariant="italic">read</mi>
      <mrow>
        <mo fence="true" stretchy="false">(</mo>
        <mrow>
          <mi>n</mi>
        </mrow>
        <mo fence="true" stretchy="false">)</mo>
      </mrow>
    </mrow>
    <annotation encoding="StarMath 5.0">contenuto = f.read(  n)</annotation>
  </semantics>
</math>
</file>

<file path=Object 2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21/content.xml><?xml version="1.0" encoding="utf-8"?>
<math xmlns="http://www.w3.org/1998/Math/MathML" display="block">
  <semantics>
    <mi>x</mi>
    <annotation encoding="StarMath 5.0">x</annotation>
  </semantics>
</math>
</file>

<file path=Object 22/content.xml><?xml version="1.0" encoding="utf-8"?>
<math xmlns="http://www.w3.org/1998/Math/MathML" display="block">
  <semantics>
    <mi>i</mi>
    <annotation encoding="StarMath 5.0">i</annotation>
  </semantics>
</math>
</file>

<file path=Object 23/content.xml><?xml version="1.0" encoding="utf-8"?>
<math xmlns="http://www.w3.org/1998/Math/MathML" display="block">
  <semantics>
    <mi>y</mi>
    <annotation encoding="StarMath 5.0">y</annotation>
  </semantics>
</math>
</file>

<file path=Object 24/content.xml><?xml version="1.0" encoding="utf-8"?>
<math xmlns="http://www.w3.org/1998/Math/MathML" display="block">
  <semantics>
    <mrow>
      <mover accent="true">
        <mi>y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1,0,.</mn>
              <mn>..</mn>
              <mn>,0</mn>
            </mrow>
          </mrow>
          <mo fence="true" stretchy="false">)</mo>
        </mrow>
      </mrow>
    </mrow>
    <annotation encoding="StarMath 5.0">hat y( x ) = ( 1,0,...,0 )</annotation>
  </semantics>
</math>
</file>

<file path=Object 25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

<file path=Object 26/content.xml><?xml version="1.0" encoding="utf-8"?>
<math xmlns="http://www.w3.org/1998/Math/MathML" display="block">
  <semantics>
    <mrow>
      <mi>L</mi>
      <mrow>
        <mo fence="true" stretchy="false">(</mo>
        <mrow>
          <mrow>
            <mi>y</mi>
            <mi>,</mi>
            <mover accent="true">
              <mi>y</mi>
              <mo stretchy="false">^</mo>
            </mover>
          </mrow>
        </mrow>
        <mo fence="true" stretchy="false">)</mo>
      </mrow>
    </mrow>
    <annotation encoding="StarMath 5.0">L( y, hat y )</annotation>
  </semantics>
</math>
</file>

<file path=Object 27/content.xml><?xml version="1.0" encoding="utf-8"?>
<math xmlns="http://www.w3.org/1998/Math/MathML" display="block">
  <semantics>
    <mrow>
      <mi>H</mi>
      <mrow>
        <mrow>
          <mo fence="true" stretchy="false">(</mo>
          <mrow>
            <mover accent="true">
              <mi>y</mi>
              <mo stretchy="false">^</mo>
            </mover>
          </mrow>
          <mo fence="true" stretchy="false">)</mo>
        </mrow>
        <mo stretchy="false">=</mo>
        <mn>0</mn>
      </mrow>
    </mrow>
    <annotation encoding="StarMath 5.0">H( hat y )=0</annotation>
  </semantics>
</math>
</file>

<file path=Object 28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over accent="true">
                <mi>y</mi>
                <mo stretchy="false">^</mo>
              </mover>
              <mi>,</mi>
              <mi>y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over accent="true">
              <mi>y</mi>
              <mo stretchy="false">^</mo>
            </mover>
            <mi>i</mi>
          </msub>
        </mrow>
      </mrow>
      <mi>log</mi>
      <mrow>
        <mfrac>
          <mn>1</mn>
          <msub>
            <mi>y</mi>
            <mi>i</mi>
          </msub>
        </mfrac>
        <mo stretchy="false">=</mo>
        <mrow>
          <mo stretchy="false">−</mo>
          <mrow>
            <munder>
              <mo stretchy="false">∑</mo>
              <mi>i</mi>
            </munder>
            <msub>
              <mover accent="true">
                <mi>y</mi>
                <mo stretchy="false">^</mo>
              </mover>
              <mi>i</mi>
            </msub>
          </mrow>
        </mrow>
      </mrow>
      <mi>log</mi>
      <msub>
        <mi>y</mi>
        <mi>i</mi>
      </msub>
    </mrow>
    <annotation encoding="StarMath 5.0">H( hat y, y ) = sum from i  {hat y}_i log 1 over y_i = - sum from i {hat y}_i log y_i</annotation>
  </semantics>
</math>
</file>

<file path=Object 29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

<file path=Object 3/content.xml><?xml version="1.0" encoding="utf-8"?>
<math xmlns="http://www.w3.org/1998/Math/MathML" display="block">
  <semantics>
    <mrow>
      <mrow>
        <mi mathvariant="italic">riga</mi>
        <mo stretchy="false">=</mo>
        <mi>f</mi>
      </mrow>
      <mn>.</mn>
      <mi mathvariant="italic">readline</mi>
      <mrow>
        <mo fence="true" stretchy="false">(</mo>
        <mrow/>
        <mo fence="true" stretchy="false">)</mo>
      </mrow>
    </mrow>
    <annotation encoding="StarMath 5.0">riga = f.readline(  )</annotation>
  </semantics>
</math>
</file>

<file path=Object 30/content.xml><?xml version="1.0" encoding="utf-8"?>
<math xmlns="http://www.w3.org/1998/Math/MathML" display="block">
  <semantics>
    <mrow>
      <mi mathvariant="italic">numpy</mi>
      <mn>.</mn>
      <mi mathvariant="italic">fromfile</mi>
      <mrow>
        <mo fence="true" stretchy="false">(</mo>
        <mrow>
          <mrow>
            <mi mathvariant="italic">file</mi>
            <mi>,</mi>
            <mrow>
              <mi mathvariant="italic">dtype</mi>
              <mo stretchy="false">=</mo>
              <mi mathvariant="italic">float</mi>
            </mrow>
            <mi>,</mi>
            <mrow>
              <mi mathvariant="italic">count</mi>
              <mo stretchy="false">=</mo>
              <mrow>
                <mo stretchy="false">−</mo>
                <mn>1,</mn>
              </mrow>
            </mrow>
            <mrow>
              <mi mathvariant="italic">sep</mi>
              <mo stretchy="false">=</mo>
              <mtext>''</mtext>
            </mrow>
            <mi>,</mi>
            <mrow>
              <mi mathvariant="italic">offset</mi>
              <mo stretchy="false">=</mo>
              <mn>0</mn>
            </mrow>
          </mrow>
        </mrow>
        <mo fence="true" stretchy="false">)</mo>
      </mrow>
    </mrow>
    <annotation encoding="StarMath 5.0">numpy.fromfile ( file, dtype=float, count=-1, sep= "''" , offset=0 )</annotation>
  </semantics>
</math>
</file>

<file path=Object 31/content.xml><?xml version="1.0" encoding="utf-8"?>
<math xmlns="http://www.w3.org/1998/Math/MathML" display="block">
  <semantics>
    <mrow>
      <mo fence="true" stretchy="false">(</mo>
      <mrow>
        <mrow>
          <mi mathvariant="italic">count</mi>
          <mi>,</mi>
        </mrow>
      </mrow>
      <mo fence="true" stretchy="false">)</mo>
    </mrow>
    <annotation encoding="StarMath 5.0">( count, )</annotation>
  </semantics>
</math>
</file>

<file path=Object 32/content.xml><?xml version="1.0" encoding="utf-8"?>
<math xmlns="http://www.w3.org/1998/Math/MathML" display="block">
  <semantics>
    <mi>y</mi>
    <annotation encoding="StarMath 5.0">y</annotation>
  </semantics>
</math>
</file>

<file path=Object 33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

<file path=Object 34/content.xml><?xml version="1.0" encoding="utf-8"?>
<math xmlns="http://www.w3.org/1998/Math/MathML" display="block">
  <semantics>
    <mrow>
      <mi>H</mi>
      <mrow>
        <mrow>
          <mo fence="true" stretchy="false">(</mo>
          <mrow>
            <mover accent="true">
              <mi>y</mi>
              <mo stretchy="false">^</mo>
            </mover>
          </mrow>
          <mo fence="true" stretchy="false">)</mo>
        </mrow>
        <mo stretchy="false">=</mo>
        <mrow>
          <munder>
            <mo stretchy="false">∑</mo>
            <mi>i</mi>
          </munder>
          <msub>
            <mover accent="true">
              <mi>y</mi>
              <mo stretchy="false">^</mo>
            </mover>
            <mi>i</mi>
          </msub>
        </mrow>
      </mrow>
      <mi>log</mi>
      <mrow>
        <mfrac>
          <mn>1</mn>
          <msub>
            <mover accent="true">
              <mi>y</mi>
              <mo stretchy="false">^</mo>
            </mover>
            <mi>i</mi>
          </msub>
        </mfrac>
        <mo stretchy="false">=</mo>
        <mrow>
          <mo stretchy="false">−</mo>
          <mrow>
            <munder>
              <mo stretchy="false">∑</mo>
              <mi>i</mi>
            </munder>
            <msub>
              <mover accent="true">
                <mi>y</mi>
                <mo stretchy="false">^</mo>
              </mover>
              <mi>i</mi>
            </msub>
          </mrow>
        </mrow>
      </mrow>
      <mi>log</mi>
      <msub>
        <mover accent="true">
          <mi>y</mi>
          <mo stretchy="false">^</mo>
        </mover>
        <mi>i</mi>
      </msub>
    </mrow>
    <annotation encoding="StarMath 5.0">H( hat y ) = sum from i  {hat y}_i log 1 over {hat y}_i = - sum from i {hat y}_i log {hat y}_i</annotation>
  </semantics>
</math>
</file>

<file path=Object 35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

<file path=Object 36/content.xml><?xml version="1.0" encoding="utf-8"?>
<math xmlns="http://www.w3.org/1998/Math/MathML" display="block">
  <semantics>
    <mi>y</mi>
    <annotation encoding="StarMath 5.0">y</annotation>
  </semantics>
</math>
</file>

<file path=Object 37/content.xml><?xml version="1.0" encoding="utf-8"?>
<math xmlns="http://www.w3.org/1998/Math/MathML" display="block">
  <semantics>
    <mrow>
      <msub>
        <mi>D</mi>
        <mi mathvariant="italic">KL</mi>
      </msub>
      <mrow>
        <mrow>
          <mo fence="true" stretchy="false">(</mo>
          <mrow>
            <mrow>
              <mover accent="true">
                <mi>y</mi>
                <mo stretchy="false">^</mo>
              </mover>
              <mo stretchy="false">∥</mo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over accent="true">
                <mi>y</mi>
                <mo stretchy="false">^</mo>
              </mover>
              <mi>,</mi>
              <mi>y</mi>
            </mrow>
          </mrow>
          <mo fence="true" stretchy="false">)</mo>
        </mrow>
        <mo stretchy="false">−</mo>
        <mi>H</mi>
      </mrow>
      <mrow>
        <mo fence="true" stretchy="false">(</mo>
        <mrow>
          <mi>y</mi>
        </mrow>
        <mo fence="true" stretchy="false">)</mo>
      </mrow>
    </mrow>
    <annotation encoding="StarMath 5.0">D_KL ( hat y parallel y  ) = H( hat y, y  )- H( y )</annotation>
  </semantics>
</math>
</file>

<file path=Object 38/content.xml><?xml version="1.0" encoding="utf-8"?>
<math xmlns="http://www.w3.org/1998/Math/MathML" display="block">
  <semantics>
    <mrow>
      <msub>
        <mi>D</mi>
        <mi mathvariant="italic">KL</mi>
      </msub>
      <mrow>
        <mrow>
          <mo fence="true" stretchy="false">(</mo>
          <mrow>
            <mrow>
              <mover accent="true">
                <mi>y</mi>
                <mo stretchy="false">^</mo>
              </mover>
              <mo stretchy="false">∥</mo>
              <mi>y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over accent="true">
              <mi>y</mi>
              <mo stretchy="false">^</mo>
            </mover>
            <mi>i</mi>
          </msub>
        </mrow>
      </mrow>
      <mi>log</mi>
      <mrow>
        <mfrac>
          <mn>1</mn>
          <msub>
            <mi>y</mi>
            <mi>i</mi>
          </msub>
        </mfrac>
        <mo stretchy="false">−</mo>
        <mrow>
          <munder>
            <mo stretchy="false">∑</mo>
            <mi>i</mi>
          </munder>
          <msub>
            <mover accent="true">
              <mi>y</mi>
              <mo stretchy="false">^</mo>
            </mover>
            <mi>i</mi>
          </msub>
        </mrow>
      </mrow>
      <mi>log</mi>
      <mrow>
        <mfrac>
          <mn>1</mn>
          <msub>
            <mover accent="true">
              <mi>y</mi>
              <mo stretchy="false">^</mo>
            </mover>
            <mi>i</mi>
          </msub>
        </mfrac>
        <mo stretchy="false">=</mo>
        <mrow>
          <munder>
            <mo stretchy="false">∑</mo>
            <mi>i</mi>
          </munder>
          <msub>
            <mover accent="true">
              <mi>y</mi>
              <mo stretchy="false">^</mo>
            </mover>
            <mi>i</mi>
          </msub>
        </mrow>
      </mrow>
      <mi>log</mi>
      <mfrac>
        <msub>
          <mover accent="true">
            <mi>y</mi>
            <mo stretchy="false">^</mo>
          </mover>
          <mi>i</mi>
        </msub>
        <msub>
          <mi>y</mi>
          <mi>i</mi>
        </msub>
      </mfrac>
    </mrow>
    <annotation encoding="StarMath 5.0">D_KL ( hat y parallel y  ) = sum from i  {hat y}_i log 1 over y_i- sum from i  {hat y}_i log 1 over {hat y}_i = sum from i { hat y }_i log { hat y }_i over y_i</annotation>
  </semantics>
</math>
</file>

<file path=Object 39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b>
                <mi>y</mi>
                <mn>1</mn>
              </msub>
              <mi>,</mi>
              <mn>...</mn>
              <mi>,</mi>
              <msub>
                <mi>y</mi>
                <mi>N</mi>
              </msub>
            </mrow>
          </mrow>
          <mo fence="true" stretchy="false">)</mo>
        </mrow>
      </mrow>
    </mrow>
    <annotation encoding="StarMath 5.0">y(x) = ( y_1 , ... , y_N )</annotation>
  </semantics>
</math>
</file>

<file path=Object 4/content.xml><?xml version="1.0" encoding="utf-8"?>
<math xmlns="http://www.w3.org/1998/Math/MathML" display="block">
  <semantics>
    <mrow>
      <mrow>
        <mi mathvariant="italic">righe</mi>
        <mo stretchy="false">=</mo>
        <mi>f</mi>
      </mrow>
      <mn>.</mn>
      <mi mathvariant="italic">readlines</mi>
      <mrow>
        <mo fence="true" stretchy="false">(</mo>
        <mrow/>
        <mo fence="true" stretchy="false">)</mo>
      </mrow>
    </mrow>
    <annotation encoding="StarMath 5.0">righe = f.readlines(  )</annotation>
  </semantics>
</math>
</file>

<file path=Object 40/content.xml><?xml version="1.0" encoding="utf-8"?>
<math xmlns="http://www.w3.org/1998/Math/MathML" display="block">
  <semantics>
    <mrow>
      <mover accent="true">
        <mi>y</mi>
        <mo stretchy="false">^</mo>
      </mover>
      <mrow>
        <mo fence="true" stretchy="false">(</mo>
        <mrow>
          <mi>x</mi>
        </mrow>
        <mo fence="true" stretchy="false">)</mo>
      </mrow>
    </mrow>
    <annotation encoding="StarMath 5.0">hat y( x )</annotation>
  </semantics>
</math>
</file>

<file path=Object 41/content.xml><?xml version="1.0" encoding="utf-8"?>
<math xmlns="http://www.w3.org/1998/Math/MathML" display="block">
  <semantics>
    <mrow>
      <mover accent="true">
        <mi>y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1,0,.</mn>
              <mn>..</mn>
              <mn>,0</mn>
            </mrow>
          </mrow>
          <mo fence="true" stretchy="false">)</mo>
        </mrow>
      </mrow>
    </mrow>
    <annotation encoding="StarMath 5.0">hat y( x ) = ( 1,0,...,0 )</annotation>
  </semantics>
</math>
</file>

<file path=Object 42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43/content.xml><?xml version="1.0" encoding="utf-8"?>
<math xmlns="http://www.w3.org/1998/Math/MathML" display="block">
  <semantics>
    <mrow>
      <mi>H</mi>
      <mrow>
        <mrow>
          <mo fence="true" stretchy="false">(</mo>
          <mrow>
            <mover accent="true">
              <mi>y</mi>
              <mo stretchy="false">^</mo>
            </mover>
          </mrow>
          <mo fence="true" stretchy="false">)</mo>
        </mrow>
        <mo stretchy="false">=</mo>
        <mn>0</mn>
      </mrow>
    </mrow>
    <annotation encoding="StarMath 5.0">H( hat y )=0</annotation>
  </semantics>
</math>
</file>

<file path=Object 44/content.xml><?xml version="1.0" encoding="utf-8"?>
<math xmlns="http://www.w3.org/1998/Math/MathML" display="block">
  <semantics>
    <mrow>
      <msub>
        <mi>D</mi>
        <mi mathvariant="italic">KL</mi>
      </msub>
      <mrow>
        <mrow>
          <mo fence="true" stretchy="false">(</mo>
          <mrow>
            <mrow>
              <mover accent="true">
                <mi>y</mi>
                <mo stretchy="false">^</mo>
              </mover>
              <mo stretchy="false">∥</mo>
              <mi>y</mi>
            </mrow>
          </mrow>
          <mo fence="true" stretchy="false">)</mo>
        </mrow>
        <mo stretchy="false">=</mo>
        <mi>H</mi>
      </mrow>
      <mrow>
        <mo fence="true" stretchy="false">(</mo>
        <mrow>
          <mrow>
            <mover accent="true">
              <mi>y</mi>
              <mo stretchy="false">^</mo>
            </mover>
            <mi>,</mi>
            <mi>y</mi>
          </mrow>
        </mrow>
        <mo fence="true" stretchy="false">)</mo>
      </mrow>
    </mrow>
    <annotation encoding="StarMath 5.0">D_KL ( hat y parallel y  ) = H( hat y, y  )</annotation>
  </semantics>
</math>
</file>

<file path=Object 45/content.xml><?xml version="1.0" encoding="utf-8"?>
<math xmlns="http://www.w3.org/1998/Math/MathML" display="block">
  <semantics>
    <mrow>
      <mover accent="true">
        <mi>y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1,0,.</mn>
              <mn>..</mn>
              <mn>,0</mn>
            </mrow>
          </mrow>
          <mo fence="true" stretchy="false">)</mo>
        </mrow>
      </mrow>
    </mrow>
    <annotation encoding="StarMath 5.0">hat y( x ) = ( 1,0,...,0 )</annotation>
  </semantics>
</math>
</file>

<file path=Object 46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over accent="true">
                <mi>y</mi>
                <mo stretchy="false">^</mo>
              </mover>
              <mi>,</mi>
              <mi>y</mi>
            </mrow>
          </mrow>
          <mo fence="true" stretchy="false">)</mo>
        </mrow>
        <mo stretchy="false">=</mo>
        <mrow>
          <mo stretchy="false">−</mo>
          <mrow>
            <munder>
              <mo stretchy="false">∑</mo>
              <mi>i</mi>
            </munder>
            <msub>
              <mover accent="true">
                <mi>y</mi>
                <mo stretchy="false">^</mo>
              </mover>
              <mi>i</mi>
            </msub>
          </mrow>
        </mrow>
      </mrow>
      <mi>log</mi>
      <mrow>
        <msub>
          <mi>y</mi>
          <mi>i</mi>
        </msub>
        <mo stretchy="false">=</mo>
        <mrow>
          <mo stretchy="false">−</mo>
          <mi>log</mi>
        </mrow>
      </mrow>
      <mrow>
        <mo fence="true" stretchy="false">(</mo>
        <mrow>
          <msub>
            <mi>y</mi>
            <mi>k</mi>
          </msub>
        </mrow>
        <mo fence="true" stretchy="false">)</mo>
      </mrow>
    </mrow>
    <annotation encoding="StarMath 5.0">H( hat y, y ) =  - sum from i {hat y}_i log y_i = - log (  y_k )</annotation>
  </semantics>
</math>
</file>

<file path=Object 47/content.xml><?xml version="1.0" encoding="utf-8"?>
<math xmlns="http://www.w3.org/1998/Math/MathML" display="block">
  <semantics>
    <mrow>
      <msub>
        <mover accent="true">
          <mi>y</mi>
          <mo stretchy="false">^</mo>
        </mover>
        <mi>k</mi>
      </msub>
      <mo stretchy="false">=</mo>
      <mn>1</mn>
    </mrow>
    <annotation encoding="StarMath 5.0">{hat y}_k =1</annotation>
  </semantics>
</math>
</file>

<file path=Object 48/content.xml><?xml version="1.0" encoding="utf-8"?>
<math xmlns="http://www.w3.org/1998/Math/MathML" display="block">
  <semantics>
    <mi>x</mi>
    <annotation encoding="StarMath 5.0">x</annotation>
  </semantics>
</math>
</file>

<file path=Object 49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b>
                <mi>y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i>,</mi>
              <msub>
                <mi>y</mi>
                <mi>N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</mrow>
    </mrow>
    <annotation encoding="StarMath 5.0">y( x ) =  ( y_1(x),..., y_N(x) )</annotation>
  </semantics>
</math>
</file>

<file path=Object 5/content.xml><?xml version="1.0" encoding="utf-8"?>
<math xmlns="http://www.w3.org/1998/Math/MathML" display="block">
  <semantics>
    <mrow>
      <mrow>
        <mi>a</mi>
        <mo stretchy="false">=</mo>
        <mi mathvariant="italic">numpy</mi>
      </mrow>
      <mn>.</mn>
      <mi mathvariant="italic">asarray</mi>
      <mrow>
        <mo fence="true" stretchy="false">(</mo>
        <mrow>
          <mi mathvariant="italic">list</mi>
        </mrow>
        <mo fence="true" stretchy="false">)</mo>
      </mrow>
    </mrow>
    <annotation encoding="StarMath 5.0">a = numpy.asarray( list )</annotation>
  </semantics>
</math>
</file>

<file path=Object 50/content.xml><?xml version="1.0" encoding="utf-8"?>
<math xmlns="http://www.w3.org/1998/Math/MathML" display="block">
  <semantics>
    <mrow>
      <msub>
        <mi>y</mi>
        <mi>k</mi>
      </msub>
      <mrow>
        <mo fence="true" stretchy="false">(</mo>
        <mrow>
          <mi>x</mi>
        </mrow>
        <mo fence="true" stretchy="false">)</mo>
      </mrow>
    </mrow>
    <annotation encoding="StarMath 5.0">y_k( x )</annotation>
  </semantics>
</math>
</file>

<file path=Object 51/content.xml><?xml version="1.0" encoding="utf-8"?>
<math xmlns="http://www.w3.org/1998/Math/MathML" display="block">
  <semantics>
    <mi mathvariant="normal">Δ</mi>
    <annotation encoding="StarMath 5.0">%DELTA</annotation>
  </semantics>
</math>
</file>

<file path=Object 52/content.xml><?xml version="1.0" encoding="utf-8"?>
<math xmlns="http://www.w3.org/1998/Math/MathML" display="block">
  <semantics>
    <mi>x</mi>
    <annotation encoding="StarMath 5.0">x</annotation>
  </semantics>
</math>
</file>

<file path=Object 53/content.xml><?xml version="1.0" encoding="utf-8"?>
<math xmlns="http://www.w3.org/1998/Math/MathML" display="block">
  <semantics>
    <mi>k</mi>
    <annotation encoding="StarMath 5.0">k</annotation>
  </semantics>
</math>
</file>

<file path=Object 54/content.xml><?xml version="1.0" encoding="utf-8"?>
<math xmlns="http://www.w3.org/1998/Math/MathML" display="block">
  <semantics>
    <mrow>
      <mn>1</mn>
      <mo stretchy="false">≤</mo>
      <mi>k</mi>
      <mo stretchy="false">≤</mo>
      <mi>N</mi>
    </mrow>
    <annotation encoding="StarMath 5.0">1&lt;= k &lt;=N</annotation>
  </semantics>
</math>
</file>

<file path=Object 55/content.xml><?xml version="1.0" encoding="utf-8"?>
<math xmlns="http://www.w3.org/1998/Math/MathML" display="block">
  <semantics>
    <mrow>
      <mrow>
        <mi>L</mi>
        <mo stretchy="false">=</mo>
        <mrow>
          <munder>
            <mo stretchy="false">∑</mo>
            <mrow>
              <mi>i</mi>
              <mi mathvariant="normal">≠</mi>
              <mi>k</mi>
            </mrow>
          </munder>
          <mi mathvariant="italic">max</mi>
        </mrow>
      </mrow>
      <mrow>
        <mo fence="true" stretchy="false">(</mo>
        <mrow>
          <mrow>
            <mn>0,</mn>
            <mrow>
              <msub>
                <mi>y</mi>
                <mi>i</mi>
              </msub>
              <mo stretchy="false">−</mo>
              <msub>
                <mi>y</mi>
                <mi>k</mi>
              </msub>
              <mo stretchy="false">+</mo>
              <mi mathvariant="normal">Δ</mi>
            </mrow>
          </mrow>
        </mrow>
        <mo fence="true" stretchy="false">)</mo>
      </mrow>
    </mrow>
    <annotation encoding="StarMath 5.0">L = sum from { i %notequal k } max ( 0, y_i - y_k + %DELTA )</annotation>
  </semantics>
</math>
</file>

<file path=Object 56/content.xml><?xml version="1.0" encoding="utf-8"?>
<math xmlns="http://www.w3.org/1998/Math/MathML" display="block">
  <semantics>
    <mi mathvariant="normal">Δ</mi>
    <annotation encoding="StarMath 5.0">%DELTA</annotation>
  </semantics>
</math>
</file>

<file path=Object 57/content.xml><?xml version="1.0" encoding="utf-8"?>
<math xmlns="http://www.w3.org/1998/Math/MathML" display="block">
  <semantics>
    <mi mathvariant="normal">Δ</mi>
    <annotation encoding="StarMath 5.0">%DELTA</annotation>
  </semantics>
</math>
</file>

<file path=Object 58/content.xml><?xml version="1.0" encoding="utf-8"?>
<math xmlns="http://www.w3.org/1998/Math/MathML" display="block">
  <semantics>
    <mrow>
      <mrow>
        <mi>L</mi>
        <mo stretchy="false">=</mo>
        <mrow>
          <munder>
            <mo stretchy="false">∑</mo>
            <mrow>
              <mi>i</mi>
              <mi mathvariant="normal">≠</mi>
              <mi>k</mi>
            </mrow>
          </munder>
          <mi mathvariant="italic">max</mi>
        </mrow>
      </mrow>
      <msup>
        <mrow>
          <mo fence="true" stretchy="false">(</mo>
          <mrow>
            <mrow>
              <mn>0,</mn>
              <mrow>
                <msub>
                  <mi>y</mi>
                  <mi>i</mi>
                </msub>
                <mo stretchy="false">−</mo>
                <msub>
                  <mi>y</mi>
                  <mi>k</mi>
                </msub>
                <mo stretchy="false">+</mo>
                <mi mathvariant="normal">Δ</mi>
              </mrow>
            </mrow>
          </mrow>
          <mo fence="true" stretchy="false">)</mo>
        </mrow>
        <mn>2</mn>
      </msup>
    </mrow>
    <annotation encoding="StarMath 5.0">L = sum from { i %notequal k } max ( 0, y_i - y_k + %DELTA )^2</annotation>
  </semantics>
</math>
</file>

<file path=Object 59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W</mi>
      </mrow>
      <msup>
        <mi>x</mi>
        <mi>T</mi>
      </msup>
    </mrow>
    <annotation encoding="StarMath 5.0">y(  x , W ) = W x^T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60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sub>
              <mi>x</mi>
              <mn>1</mn>
            </msub>
            <mi>,</mi>
            <mn>...</mn>
            <mi>,</mi>
            <msub>
              <mi>x</mi>
              <mi>L</mi>
            </msub>
          </mrow>
        </mrow>
        <mo fence="true" stretchy="false">)</mo>
      </mrow>
    </mrow>
    <annotation encoding="StarMath 5.0">x = ( x_1 , ..., x_L )</annotation>
  </semantics>
</math>
</file>

<file path=Object 61/content.xml><?xml version="1.0" encoding="utf-8"?>
<math xmlns="http://www.w3.org/1998/Math/MathML" display="block">
  <semantics>
    <mi>W</mi>
    <annotation encoding="StarMath 5.0">W</annotation>
  </semantics>
</math>
</file>

<file path=Object 62/content.xml><?xml version="1.0" encoding="utf-8"?>
<math xmlns="http://www.w3.org/1998/Math/MathML" display="block">
  <semantics>
    <mrow>
      <mi>N</mi>
      <mo stretchy="false">×</mo>
      <mi>L</mi>
    </mrow>
    <annotation encoding="StarMath 5.0">N times L</annotation>
  </semantics>
</math>
</file>

<file path=Object 63/content.xml><?xml version="1.0" encoding="utf-8"?>
<math xmlns="http://www.w3.org/1998/Math/MathML" display="block">
  <semantics>
    <mi mathvariant="normal">Δ</mi>
    <annotation encoding="StarMath 5.0">%DELTA</annotation>
  </semantics>
</math>
</file>

<file path=Object 64/content.xml><?xml version="1.0" encoding="utf-8"?>
<math xmlns="http://www.w3.org/1998/Math/MathML" display="block">
  <semantics>
    <mrow>
      <mi>L</mi>
      <mrow>
        <mrow>
          <mo fence="true" stretchy="false">[</mo>
          <mrow>
            <mrow>
              <mi>y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false">]</mo>
        </mrow>
        <mo stretchy="false">=</mo>
        <mrow>
          <munder>
            <mo stretchy="false">∑</mo>
            <mrow>
              <mi>i</mi>
              <mi mathvariant="normal">≠</mi>
              <mi>k</mi>
            </mrow>
          </munder>
          <mi mathvariant="italic">max</mi>
        </mrow>
      </mrow>
      <mrow>
        <mo fence="true" stretchy="false">(</mo>
        <mrow>
          <mrow>
            <mn>0,</mn>
            <mrow>
              <msub>
                <mi>y</mi>
                <mi>i</mi>
              </msub>
              <mo stretchy="false">−</mo>
              <msub>
                <mi>y</mi>
                <mi>k</mi>
              </msub>
              <mo stretchy="false">+</mo>
              <mi mathvariant="normal">Δ</mi>
            </mrow>
          </mrow>
        </mrow>
        <mo fence="true" stretchy="false">)</mo>
      </mrow>
    </mrow>
    <annotation encoding="StarMath 5.0">L[y(x,W)] = sum from { i %notequal k } max ( 0, y_i - y_k + %DELTA )</annotation>
  </semantics>
</math>
</file>

<file path=Object 65/content.xml><?xml version="1.0" encoding="utf-8"?>
<math xmlns="http://www.w3.org/1998/Math/MathML" display="block">
  <semantics>
    <mi>k</mi>
    <annotation encoding="StarMath 5.0">k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W</mi>
    <annotation encoding="StarMath 5.0">W</annotation>
  </semantics>
</math>
</file>

<file path=Object 68/content.xml><?xml version="1.0" encoding="utf-8"?>
<math xmlns="http://www.w3.org/1998/Math/MathML" display="block">
  <semantics>
    <mrow>
      <mi>L</mi>
      <mrow>
        <mrow>
          <mo fence="true" stretchy="false">[</mo>
          <mrow>
            <mrow>
              <mi>y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false">]</mo>
        </mrow>
        <mo stretchy="false">=</mo>
        <mn>0</mn>
      </mrow>
    </mrow>
    <annotation encoding="StarMath 5.0">L[ y(x,W) ]=0</annotation>
  </semantics>
</math>
</file>

<file path=Object 69/content.xml><?xml version="1.0" encoding="utf-8"?>
<math xmlns="http://www.w3.org/1998/Math/MathML" display="block">
  <semantics>
    <mi>W</mi>
    <annotation encoding="StarMath 5.0">W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b>
                <mi>F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i>,</mi>
              <msub>
                <mi>F</mi>
                <mi>N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</mrow>
    </mrow>
    <annotation encoding="StarMath 5.0">F( x ) =  ( F_1(x),..., F_N(x) )</annotation>
  </semantics>
</math>
</file>

<file path=Object 70/content.xml><?xml version="1.0" encoding="utf-8"?>
<math xmlns="http://www.w3.org/1998/Math/MathML" display="block">
  <semantics>
    <mrow>
      <mi>w</mi>
      <mo stretchy="false">=</mo>
      <mrow>
        <mo fence="true" stretchy="false">(</mo>
        <mrow>
          <mn>1,0</mn>
        </mrow>
        <mo fence="true" stretchy="false">)</mo>
      </mrow>
    </mrow>
    <annotation encoding="StarMath 5.0">w= ( 1,0 )</annotation>
  </semantics>
</math>
</file>

<file path=Object 71/content.xml><?xml version="1.0" encoding="utf-8"?>
<math xmlns="http://www.w3.org/1998/Math/MathML" display="block">
  <semantics>
    <mrow>
      <mi>w</mi>
      <mo stretchy="false">=</mo>
      <mrow>
        <mo fence="true" stretchy="false">(</mo>
        <mrow>
          <mrow>
            <mn>0.5</mn>
            <mn>,0.5</mn>
          </mrow>
        </mrow>
        <mo fence="true" stretchy="false">)</mo>
      </mrow>
    </mrow>
    <annotation encoding="StarMath 5.0">w = ( 0.5 ,0.5 )</annotation>
  </semantics>
</math>
</file>

<file path=Object 72/content.xml><?xml version="1.0" encoding="utf-8"?>
<math xmlns="http://www.w3.org/1998/Math/MathML" display="block">
  <semantics>
    <mi>W</mi>
    <annotation encoding="StarMath 5.0">W</annotation>
  </semantics>
</math>
</file>

<file path=Object 73/content.xml><?xml version="1.0" encoding="utf-8"?>
<math xmlns="http://www.w3.org/1998/Math/MathML" display="block">
  <semantics>
    <msup>
      <mi>L</mi>
      <mn>2</mn>
    </msup>
    <annotation encoding="StarMath 5.0">L^2</annotation>
  </semantics>
</math>
</file>

<file path=Object 74/content.xml><?xml version="1.0" encoding="utf-8"?>
<math xmlns="http://www.w3.org/1998/Math/MathML" display="block">
  <semantics>
    <mrow>
      <mi>R</mi>
      <mrow>
        <mrow>
          <mo fence="true" stretchy="false">(</mo>
          <mrow>
            <mi>W</mi>
          </mrow>
          <mo fence="true" stretchy="false">)</mo>
        </mrow>
        <mo stretchy="false">=</mo>
        <mrow>
          <munder>
            <mo stretchy="false">∑</mo>
            <mi>i</mi>
          </munder>
          <mrow>
            <munder>
              <mo stretchy="false">∑</mo>
              <mi>j</mi>
            </munder>
            <msubsup>
              <mi>W</mi>
              <mi mathvariant="italic">ij</mi>
              <mn>2</mn>
            </msubsup>
          </mrow>
        </mrow>
      </mrow>
    </mrow>
    <annotation encoding="StarMath 5.0">R( W ) = sum from i sum from j W_ij^2</annotation>
  </semantics>
</math>
</file>

<file path=Object 75/content.xml><?xml version="1.0" encoding="utf-8"?>
<math xmlns="http://www.w3.org/1998/Math/MathML" display="block">
  <semantics>
    <mrow>
      <mi>L</mi>
      <mrow>
        <mrow>
          <mo fence="true" stretchy="false">[</mo>
          <mrow>
            <mrow>
              <mi>y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false">]</mo>
        </mrow>
        <mo stretchy="false">=</mo>
        <msub>
          <mi>L</mi>
          <mi mathvariant="italic">data</mi>
        </msub>
      </mrow>
      <mrow>
        <mrow>
          <mo fence="true" stretchy="false">[</mo>
          <mrow>
            <mrow>
              <mi>y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false">]</mo>
        </mrow>
        <mo stretchy="false">+</mo>
        <mi>λ</mi>
      </mrow>
      <mi>R</mi>
      <mrow>
        <mo fence="true" stretchy="false">(</mo>
        <mrow>
          <mi>W</mi>
        </mrow>
        <mo fence="true" stretchy="false">)</mo>
      </mrow>
    </mrow>
    <annotation encoding="StarMath 5.0">L [y(x,W)] =  L_data [ y(x,W) ] + %lambda R( W )</annotation>
  </semantics>
</math>
</file>

<file path=Object 76/content.xml><?xml version="1.0" encoding="utf-8"?>
<math xmlns="http://www.w3.org/1998/Math/MathML" display="block">
  <semantics>
    <mi>λ</mi>
    <annotation encoding="StarMath 5.0">%lambda</annotation>
  </semantics>
</math>
</file>

<file path=Object 8/content.xml><?xml version="1.0" encoding="utf-8"?>
<math xmlns="http://www.w3.org/1998/Math/MathML" display="block">
  <semantics>
    <mrow>
      <msub>
        <mi>F</mi>
        <mi>k</mi>
      </msub>
      <mrow>
        <mo fence="true" stretchy="false">(</mo>
        <mrow>
          <mi>x</mi>
        </mrow>
        <mo fence="true" stretchy="false">)</mo>
      </mrow>
    </mrow>
    <annotation encoding="StarMath 5.0">F_k ( x )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